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4" style:data-style-name="N0">
      <style:table-cell-properties style:vertical-align="automatic" fo:wrap-option="wrap" fo:background-color="transparent"/>
    </style:style>
    <style:style style:name="ce6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Normal_32_4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Hiperv_237_nculo_32_3" style:data-style-name="N0">
      <style:text-properties fo:color="#0563C1" style:text-underline-style="solid" style:text-underline-type="single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28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9" style:family="table-cell" style:parent-style-name="Normal_32_4" style:data-style-name="N0">
      <style:table-cell-properties style:vertical-align="automatic" fo:background-color="transparent"/>
    </style:style>
    <style:style style:name="ce30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1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2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3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5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6" style:family="table-cell" style:parent-style-name="Normal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37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8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9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1" style:family="table-cell" style:parent-style-name="Normal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42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4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5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9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1" style:family="table-cell" style:parent-style-name="Normal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52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3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4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5" style:family="table-cell" style:parent-style-name="Porcentaje" style:data-style-name="N36"/>
    <style:style style:name="ce56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33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2"/>
        <table:table-column table:style-name="co2" table:number-columns-repeated="10" table:default-cell-style-name="ce12"/>
        <table:table-column table:style-name="co3" table:number-columns-repeated="11" table:default-cell-style-name="ce12"/>
        <table:table-column table:style-name="co4" table:number-columns-repeated="16362" table:default-cell-style-name="ce12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4">
            <text:p>Nº Personas con dosis adicional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2" table:style-name="ce5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9434970" table:style-name="ce7">
            <text:p>9.434.970</text:p>
          </table:table-cell>
          <table:table-cell office:value-type="float" office:value="2019500" table:style-name="ce7">
            <text:p>2.019.500</text:p>
          </table:table-cell>
          <table:table-cell office:value-type="float" office:value="1528900" table:style-name="ce7">
            <text:p>1.528.900</text:p>
          </table:table-cell>
          <table:table-cell office:value-type="float" office:value="333500" table:style-name="ce8">
            <text:p>333.500</text:p>
          </table:table-cell>
          <table:table-cell office:value-type="float" office:value="13316870" table:style-name="ce9">
            <text:p>13.316.870</text:p>
          </table:table-cell>
          <table:table-cell office:value-type="float" office:value="13047168" table:style-name="ce9">
            <text:p>13.047.168</text:p>
          </table:table-cell>
          <table:table-cell office:value-type="percentage" office:value="0.97974734303180855" table:style-name="ce10">
            <text:p>98,0%</text:p>
          </table:table-cell>
          <table:table-cell office:value-type="float" office:value="6843321" table:style-name="ce8">
            <text:p>6.843.321</text:p>
          </table:table-cell>
          <table:table-cell office:value-type="float" office:value="6736604" table:style-name="ce8">
            <text:p>6.736.604</text:p>
          </table:table-cell>
          <table:table-cell office:value-type="float" office:value="217557" table:style-name="ce8">
            <text:p>217.557</text:p>
          </table:table-cell>
          <table:table-cell office:value-type="date" office:date-value="2021-10-27T00:00:00" table:style-name="ce11">
            <text:p>27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531845" table:style-name="ce7">
            <text:p>1.531.845</text:p>
          </table:table-cell>
          <table:table-cell office:value-type="float" office:value="275200" table:style-name="ce7">
            <text:p>275.200</text:p>
          </table:table-cell>
          <table:table-cell office:value-type="float" office:value="265100" table:style-name="ce7">
            <text:p>265.100</text:p>
          </table:table-cell>
          <table:table-cell office:value-type="float" office:value="64700" table:style-name="ce13">
            <text:p>64.700</text:p>
          </table:table-cell>
          <table:table-cell office:value-type="float" office:value="2136845" table:style-name="ce14">
            <text:p>2.136.845</text:p>
          </table:table-cell>
          <table:table-cell office:value-type="float" office:value="2008209" table:style-name="ce14">
            <text:p>2.008.209</text:p>
          </table:table-cell>
          <table:table-cell office:value-type="percentage" office:value="0.93980096824991988" table:style-name="ce15">
            <text:p>94,0%</text:p>
          </table:table-cell>
          <table:table-cell office:value-type="float" office:value="1066438" table:style-name="ce13">
            <text:p>1.066.438</text:p>
          </table:table-cell>
          <table:table-cell office:value-type="float" office:value="1047297" table:style-name="ce13">
            <text:p>1.047.297</text:p>
          </table:table-cell>
          <table:table-cell office:value-type="float" office:value="21974" table:style-name="ce13">
            <text:p>21.974</text:p>
          </table:table-cell>
          <table:table-cell office:value-type="date" office:date-value="2021-10-27T00:00:00" table:style-name="ce16">
            <text:p>27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224725" table:style-name="ce7">
            <text:p>1.224.725</text:p>
          </table:table-cell>
          <table:table-cell office:value-type="float" office:value="162000" table:style-name="ce7">
            <text:p>162.000</text:p>
          </table:table-cell>
          <table:table-cell office:value-type="float" office:value="220900" table:style-name="ce7">
            <text:p>220.900</text:p>
          </table:table-cell>
          <table:table-cell office:value-type="float" office:value="43000" table:style-name="ce13">
            <text:p>43.000</text:p>
          </table:table-cell>
          <table:table-cell office:value-type="float" office:value="1650625" table:style-name="ce14">
            <text:p>1.650.625</text:p>
          </table:table-cell>
          <table:table-cell office:value-type="float" office:value="1691202" table:style-name="ce14">
            <text:p>1.691.202</text:p>
          </table:table-cell>
          <table:table-cell office:value-type="percentage" office:value="1.0245828095418401" table:style-name="ce15">
            <text:p>102,5%</text:p>
          </table:table-cell>
          <table:table-cell office:value-type="float" office:value="873593" table:style-name="ce13">
            <text:p>873.593</text:p>
          </table:table-cell>
          <table:table-cell office:value-type="float" office:value="864778" table:style-name="ce13">
            <text:p>864.778</text:p>
          </table:table-cell>
          <table:table-cell office:value-type="float" office:value="27077" table:style-name="ce13">
            <text:p>27.077</text:p>
          </table:table-cell>
          <table:table-cell office:value-type="date" office:date-value="2021-10-27T00:00:00" table:style-name="ce16">
            <text:p>27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272150" table:style-name="ce7">
            <text:p>1.272.150</text:p>
          </table:table-cell>
          <table:table-cell office:value-type="float" office:value="305100" table:style-name="ce7">
            <text:p>305.100</text:p>
          </table:table-cell>
          <table:table-cell office:value-type="float" office:value="256400" table:style-name="ce7">
            <text:p>256.400</text:p>
          </table:table-cell>
          <table:table-cell office:value-type="float" office:value="57600" table:style-name="ce13">
            <text:p>57.600</text:p>
          </table:table-cell>
          <table:table-cell office:value-type="float" office:value="1891250" table:style-name="ce14">
            <text:p>1.891.250</text:p>
          </table:table-cell>
          <table:table-cell office:value-type="float" office:value="1609341" table:style-name="ce14">
            <text:p>1.609.341</text:p>
          </table:table-cell>
          <table:table-cell office:value-type="percentage" office:value="0.85094038334434896" table:style-name="ce15">
            <text:p>85,1%</text:p>
          </table:table-cell>
          <table:table-cell office:value-type="float" office:value="857354" table:style-name="ce13">
            <text:p>857.354</text:p>
          </table:table-cell>
          <table:table-cell office:value-type="float" office:value="840344" table:style-name="ce13">
            <text:p>840.344</text:p>
          </table:table-cell>
          <table:table-cell office:value-type="float" office:value="6843" table:style-name="ce13">
            <text:p>6.843</text:p>
          </table:table-cell>
          <table:table-cell office:value-type="date" office:date-value="2021-10-27T00:00:00" table:style-name="ce16">
            <text:p>27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358690" table:style-name="ce7">
            <text:p>2.358.690</text:p>
          </table:table-cell>
          <table:table-cell office:value-type="float" office:value="574700" table:style-name="ce7">
            <text:p>574.700</text:p>
          </table:table-cell>
          <table:table-cell office:value-type="float" office:value="455800" table:style-name="ce7">
            <text:p>455.800</text:p>
          </table:table-cell>
          <table:table-cell office:value-type="float" office:value="133650" table:style-name="ce13">
            <text:p>133.650</text:p>
          </table:table-cell>
          <table:table-cell office:value-type="float" office:value="3522840" table:style-name="ce14">
            <text:p>3.522.840</text:p>
          </table:table-cell>
          <table:table-cell office:value-type="float" office:value="3160130" table:style-name="ce14">
            <text:p>3.160.130</text:p>
          </table:table-cell>
          <table:table-cell office:value-type="percentage" office:value="0.89704045599573068" table:style-name="ce15">
            <text:p>89,7%</text:p>
          </table:table-cell>
          <table:table-cell office:value-type="float" office:value="1678750" table:style-name="ce13">
            <text:p>1.678.750</text:p>
          </table:table-cell>
          <table:table-cell office:value-type="float" office:value="1638583" table:style-name="ce13">
            <text:p>1.638.583</text:p>
          </table:table-cell>
          <table:table-cell office:value-type="float" office:value="15025" table:style-name="ce13">
            <text:p>15.025</text:p>
          </table:table-cell>
          <table:table-cell office:value-type="date" office:date-value="2021-10-27T00:00:00" table:style-name="ce16">
            <text:p>27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727305" table:style-name="ce7">
            <text:p>727.305</text:p>
          </table:table-cell>
          <table:table-cell office:value-type="float" office:value="114900" table:style-name="ce7">
            <text:p>114.900</text:p>
          </table:table-cell>
          <table:table-cell office:value-type="float" office:value="125200" table:style-name="ce7">
            <text:p>125.200</text:p>
          </table:table-cell>
          <table:table-cell office:value-type="float" office:value="22200" table:style-name="ce13">
            <text:p>22.200</text:p>
          </table:table-cell>
          <table:table-cell office:value-type="float" office:value="989605" table:style-name="ce14">
            <text:p>989.605</text:p>
          </table:table-cell>
          <table:table-cell office:value-type="float" office:value="924246" table:style-name="ce14">
            <text:p>924.246</text:p>
          </table:table-cell>
          <table:table-cell office:value-type="percentage" office:value="0.93395445657610865" table:style-name="ce15">
            <text:p>93,4%</text:p>
          </table:table-cell>
          <table:table-cell office:value-type="float" office:value="482238" table:style-name="ce13">
            <text:p>482.238</text:p>
          </table:table-cell>
          <table:table-cell office:value-type="float" office:value="476537" table:style-name="ce13">
            <text:p>476.537</text:p>
          </table:table-cell>
          <table:table-cell office:value-type="float" office:value="10038" table:style-name="ce13">
            <text:p>10.038</text:p>
          </table:table-cell>
          <table:table-cell office:value-type="date" office:date-value="2021-10-27T00:00:00" table:style-name="ce16">
            <text:p>27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2916525" table:style-name="ce7">
            <text:p>2.916.525</text:p>
          </table:table-cell>
          <table:table-cell office:value-type="float" office:value="412400" table:style-name="ce7">
            <text:p>412.400</text:p>
          </table:table-cell>
          <table:table-cell office:value-type="float" office:value="481200" table:style-name="ce7">
            <text:p>481.200</text:p>
          </table:table-cell>
          <table:table-cell office:value-type="float" office:value="102200" table:style-name="ce13">
            <text:p>102.200</text:p>
          </table:table-cell>
          <table:table-cell office:value-type="float" office:value="3912325" table:style-name="ce14">
            <text:p>3.912.325</text:p>
          </table:table-cell>
          <table:table-cell office:value-type="float" office:value="3795874" table:style-name="ce14">
            <text:p>3.795.874</text:p>
          </table:table-cell>
          <table:table-cell office:value-type="percentage" office:value="0.97023483478494243" table:style-name="ce15">
            <text:p>97,0%</text:p>
          </table:table-cell>
          <table:table-cell office:value-type="float" office:value="2000967" table:style-name="ce13">
            <text:p>2.000.967</text:p>
          </table:table-cell>
          <table:table-cell office:value-type="float" office:value="1961085" table:style-name="ce13">
            <text:p>1.961.085</text:p>
          </table:table-cell>
          <table:table-cell office:value-type="float" office:value="62850" table:style-name="ce13">
            <text:p>62.850</text:p>
          </table:table-cell>
          <table:table-cell office:value-type="date" office:date-value="2021-10-27T00:00:00" table:style-name="ce16">
            <text:p>27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2330505" table:style-name="ce7">
            <text:p>2.330.505</text:p>
          </table:table-cell>
          <table:table-cell office:value-type="float" office:value="446800" table:style-name="ce7">
            <text:p>446.800</text:p>
          </table:table-cell>
          <table:table-cell office:value-type="float" office:value="394900" table:style-name="ce7">
            <text:p>394.900</text:p>
          </table:table-cell>
          <table:table-cell office:value-type="float" office:value="95075" table:style-name="ce13">
            <text:p>95.075</text:p>
          </table:table-cell>
          <table:table-cell office:value-type="float" office:value="3267280" table:style-name="ce14">
            <text:p>3.267.280</text:p>
          </table:table-cell>
          <table:table-cell office:value-type="float" office:value="3032445" table:style-name="ce14">
            <text:p>3.032.445</text:p>
          </table:table-cell>
          <table:table-cell office:value-type="percentage" office:value="0.92812522954873777" table:style-name="ce15">
            <text:p>92,8%</text:p>
          </table:table-cell>
          <table:table-cell office:value-type="float" office:value="1618350" table:style-name="ce13">
            <text:p>1.618.350</text:p>
          </table:table-cell>
          <table:table-cell office:value-type="float" office:value="1557966" table:style-name="ce13">
            <text:p>1.557.966</text:p>
          </table:table-cell>
          <table:table-cell office:value-type="float" office:value="26355" table:style-name="ce13">
            <text:p>26.355</text:p>
          </table:table-cell>
          <table:table-cell office:value-type="date" office:date-value="2021-10-27T00:00:00" table:style-name="ce16">
            <text:p>27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8368460" table:style-name="ce7">
            <text:p>8.368.460</text:p>
          </table:table-cell>
          <table:table-cell office:value-type="float" office:value="1604900" table:style-name="ce7">
            <text:p>1.604.900</text:p>
          </table:table-cell>
          <table:table-cell office:value-type="float" office:value="1514300" table:style-name="ce7">
            <text:p>1.514.300</text:p>
          </table:table-cell>
          <table:table-cell office:value-type="float" office:value="375750" table:style-name="ce13">
            <text:p>375.750</text:p>
          </table:table-cell>
          <table:table-cell office:value-type="float" office:value="11863410" table:style-name="ce14">
            <text:p>11.863.410</text:p>
          </table:table-cell>
          <table:table-cell office:value-type="float" office:value="11198984" table:style-name="ce14">
            <text:p>11.198.984</text:p>
          </table:table-cell>
          <table:table-cell office:value-type="percentage" office:value="0.94399367466858175" table:style-name="ce15">
            <text:p>94,4%</text:p>
          </table:table-cell>
          <table:table-cell office:value-type="float" office:value="5970002" table:style-name="ce13">
            <text:p>5.970.002</text:p>
          </table:table-cell>
          <table:table-cell office:value-type="float" office:value="5840382" table:style-name="ce13">
            <text:p>5.840.382</text:p>
          </table:table-cell>
          <table:table-cell office:value-type="float" office:value="106657" table:style-name="ce13">
            <text:p>106.657</text:p>
          </table:table-cell>
          <table:table-cell office:value-type="date" office:date-value="2021-10-27T00:00:00" table:style-name="ce16">
            <text:p>27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5797540" table:style-name="ce7">
            <text:p>5.797.540</text:p>
          </table:table-cell>
          <table:table-cell office:value-type="float" office:value="1213650" table:style-name="ce7">
            <text:p>1.213.650</text:p>
          </table:table-cell>
          <table:table-cell office:value-type="float" office:value="863900" table:style-name="ce7">
            <text:p>863.900</text:p>
          </table:table-cell>
          <table:table-cell office:value-type="float" office:value="213450" table:style-name="ce13">
            <text:p>213.450</text:p>
          </table:table-cell>
          <table:table-cell office:value-type="float" office:value="8088540" table:style-name="ce14">
            <text:p>8.088.540</text:p>
          </table:table-cell>
          <table:table-cell office:value-type="float" office:value="7683247" table:style-name="ce14">
            <text:p>7.683.247</text:p>
          </table:table-cell>
          <table:table-cell office:value-type="percentage" office:value="0.94989293494252358" table:style-name="ce15">
            <text:p>95,0%</text:p>
          </table:table-cell>
          <table:table-cell office:value-type="float" office:value="4073308" table:style-name="ce13">
            <text:p>4.073.308</text:p>
          </table:table-cell>
          <table:table-cell office:value-type="float" office:value="4007821" table:style-name="ce13">
            <text:p>4.007.821</text:p>
          </table:table-cell>
          <table:table-cell office:value-type="float" office:value="60546" table:style-name="ce13">
            <text:p>60.546</text:p>
          </table:table-cell>
          <table:table-cell office:value-type="date" office:date-value="2021-10-27T00:00:00" table:style-name="ce16">
            <text:p>27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226825" table:style-name="ce7">
            <text:p>1.226.825</text:p>
          </table:table-cell>
          <table:table-cell office:value-type="float" office:value="218200" table:style-name="ce7">
            <text:p>218.200</text:p>
          </table:table-cell>
          <table:table-cell office:value-type="float" office:value="186000" table:style-name="ce7">
            <text:p>186.000</text:p>
          </table:table-cell>
          <table:table-cell office:value-type="float" office:value="51750" table:style-name="ce13">
            <text:p>51.750</text:p>
          </table:table-cell>
          <table:table-cell office:value-type="float" office:value="1682775" table:style-name="ce14">
            <text:p>1.682.775</text:p>
          </table:table-cell>
          <table:table-cell office:value-type="float" office:value="1743558" table:style-name="ce14">
            <text:p>1.743.558</text:p>
          </table:table-cell>
          <table:table-cell office:value-type="percentage" office:value="1.0361206934973481" table:style-name="ce15">
            <text:p>103,6%</text:p>
          </table:table-cell>
          <table:table-cell office:value-type="float" office:value="897545" table:style-name="ce13">
            <text:p>897.545</text:p>
          </table:table-cell>
          <table:table-cell office:value-type="float" office:value="883203" table:style-name="ce13">
            <text:p>883.203</text:p>
          </table:table-cell>
          <table:table-cell office:value-type="float" office:value="53364" table:style-name="ce13">
            <text:p>53.364</text:p>
          </table:table-cell>
          <table:table-cell office:value-type="date" office:date-value="2021-10-27T00:00:00" table:style-name="ce16">
            <text:p>27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3155029" table:style-name="ce7">
            <text:p>3.155.029</text:p>
          </table:table-cell>
          <table:table-cell office:value-type="float" office:value="527400" table:style-name="ce7">
            <text:p>527.400</text:p>
          </table:table-cell>
          <table:table-cell office:value-type="float" office:value="573400" table:style-name="ce7">
            <text:p>573.400</text:p>
          </table:table-cell>
          <table:table-cell office:value-type="float" office:value="122700" table:style-name="ce13">
            <text:p>122.700</text:p>
          </table:table-cell>
          <table:table-cell office:value-type="float" office:value="4378529" table:style-name="ce14">
            <text:p>4.378.529</text:p>
          </table:table-cell>
          <table:table-cell office:value-type="float" office:value="4443895" table:style-name="ce14">
            <text:p>4.443.895</text:p>
          </table:table-cell>
          <table:table-cell office:value-type="percentage" office:value="1.0149287580372313" table:style-name="ce15">
            <text:p>101,5%</text:p>
          </table:table-cell>
          <table:table-cell office:value-type="float" office:value="2308772" table:style-name="ce13">
            <text:p>2.308.772</text:p>
          </table:table-cell>
          <table:table-cell office:value-type="float" office:value="2287109" table:style-name="ce13">
            <text:p>2.287.109</text:p>
          </table:table-cell>
          <table:table-cell office:value-type="float" office:value="58801" table:style-name="ce13">
            <text:p>58.801</text:p>
          </table:table-cell>
          <table:table-cell office:value-type="date" office:date-value="2021-10-27T00:00:00" table:style-name="ce16">
            <text:p>27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374465" table:style-name="ce7">
            <text:p>374.465</text:p>
          </table:table-cell>
          <table:table-cell office:value-type="float" office:value="67600" table:style-name="ce7">
            <text:p>67.600</text:p>
          </table:table-cell>
          <table:table-cell office:value-type="float" office:value="53300" table:style-name="ce7">
            <text:p>53.300</text:p>
          </table:table-cell>
          <table:table-cell office:value-type="float" office:value="15200" table:style-name="ce13">
            <text:p>15.200</text:p>
          </table:table-cell>
          <table:table-cell office:value-type="float" office:value="510565" table:style-name="ce14">
            <text:p>510.565</text:p>
          </table:table-cell>
          <table:table-cell office:value-type="float" office:value="483304" table:style-name="ce14">
            <text:p>483.304</text:p>
          </table:table-cell>
          <table:table-cell office:value-type="percentage" office:value="0.94660621076650375" table:style-name="ce15">
            <text:p>94,7%</text:p>
          </table:table-cell>
          <table:table-cell office:value-type="float" office:value="260232" table:style-name="ce13">
            <text:p>260.232</text:p>
          </table:table-cell>
          <table:table-cell office:value-type="float" office:value="254822" table:style-name="ce13">
            <text:p>254.822</text:p>
          </table:table-cell>
          <table:table-cell office:value-type="float" office:value="3948" table:style-name="ce13">
            <text:p>3.948</text:p>
          </table:table-cell>
          <table:table-cell office:value-type="date" office:date-value="2021-10-27T00:00:00" table:style-name="ce16">
            <text:p>27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7637679" table:style-name="ce7">
            <text:p>7.637.679</text:p>
          </table:table-cell>
          <table:table-cell office:value-type="float" office:value="1645800" table:style-name="ce7">
            <text:p>1.645.800</text:p>
          </table:table-cell>
          <table:table-cell office:value-type="float" office:value="1227000" table:style-name="ce7">
            <text:p>1.227.000</text:p>
          </table:table-cell>
          <table:table-cell office:value-type="float" office:value="321450" table:style-name="ce13">
            <text:p>321.450</text:p>
          </table:table-cell>
          <table:table-cell office:value-type="float" office:value="10831929" table:style-name="ce14">
            <text:p>10.831.929</text:p>
          </table:table-cell>
          <table:table-cell office:value-type="float" office:value="9929022" table:style-name="ce14">
            <text:p>9.929.022</text:p>
          </table:table-cell>
          <table:table-cell office:value-type="percentage" office:value="0.91664393295044677" table:style-name="ce15">
            <text:p>91,7%</text:p>
          </table:table-cell>
          <table:table-cell office:value-type="float" office:value="5334961" table:style-name="ce13">
            <text:p>5.334.961</text:p>
          </table:table-cell>
          <table:table-cell office:value-type="float" office:value="5219467" table:style-name="ce13">
            <text:p>5.219.467</text:p>
          </table:table-cell>
          <table:table-cell office:value-type="float" office:value="99167" table:style-name="ce13">
            <text:p>99.167</text:p>
          </table:table-cell>
          <table:table-cell office:value-type="date" office:date-value="2021-10-27T00:00:00" table:style-name="ce16">
            <text:p>27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687865" table:style-name="ce7">
            <text:p>1.687.865</text:p>
          </table:table-cell>
          <table:table-cell office:value-type="float" office:value="398000" table:style-name="ce7">
            <text:p>398.000</text:p>
          </table:table-cell>
          <table:table-cell office:value-type="float" office:value="253010" table:style-name="ce7">
            <text:p>253.010</text:p>
          </table:table-cell>
          <table:table-cell office:value-type="float" office:value="68300" table:style-name="ce13">
            <text:p>68.300</text:p>
          </table:table-cell>
          <table:table-cell office:value-type="float" office:value="2407175" table:style-name="ce14">
            <text:p>2.407.175</text:p>
          </table:table-cell>
          <table:table-cell office:value-type="float" office:value="2228837" table:style-name="ce14">
            <text:p>2.228.837</text:p>
          </table:table-cell>
          <table:table-cell office:value-type="percentage" office:value="0.92591398631175548" table:style-name="ce15">
            <text:p>92,6%</text:p>
          </table:table-cell>
          <table:table-cell office:value-type="float" office:value="1190273" table:style-name="ce13">
            <text:p>1.190.273</text:p>
          </table:table-cell>
          <table:table-cell office:value-type="float" office:value="1158341" table:style-name="ce13">
            <text:p>1.158.341</text:p>
          </table:table-cell>
          <table:table-cell office:value-type="float" office:value="6429" table:style-name="ce13">
            <text:p>6.429</text:p>
          </table:table-cell>
          <table:table-cell office:value-type="date" office:date-value="2021-10-27T00:00:00" table:style-name="ce16">
            <text:p>27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734325" table:style-name="ce7">
            <text:p>734.325</text:p>
          </table:table-cell>
          <table:table-cell office:value-type="float" office:value="151500" table:style-name="ce7">
            <text:p>151.500</text:p>
          </table:table-cell>
          <table:table-cell office:value-type="float" office:value="136600" table:style-name="ce7">
            <text:p>136.600</text:p>
          </table:table-cell>
          <table:table-cell office:value-type="float" office:value="23750" table:style-name="ce13">
            <text:p>23.750</text:p>
          </table:table-cell>
          <table:table-cell office:value-type="float" office:value="1046175" table:style-name="ce14">
            <text:p>1.046.175</text:p>
          </table:table-cell>
          <table:table-cell office:value-type="float" office:value="995594" table:style-name="ce14">
            <text:p>995.594</text:p>
          </table:table-cell>
          <table:table-cell office:value-type="percentage" office:value="0.95165149234114754" table:style-name="ce15">
            <text:p>95,2%</text:p>
          </table:table-cell>
          <table:table-cell office:value-type="float" office:value="527578" table:style-name="ce13">
            <text:p>527.578</text:p>
          </table:table-cell>
          <table:table-cell office:value-type="float" office:value="520977" table:style-name="ce13">
            <text:p>520.977</text:p>
          </table:table-cell>
          <table:table-cell office:value-type="float" office:value="16015" table:style-name="ce13">
            <text:p>16.015</text:p>
          </table:table-cell>
          <table:table-cell office:value-type="date" office:date-value="2021-10-27T00:00:00" table:style-name="ce16">
            <text:p>27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2597220" table:style-name="ce7">
            <text:p>2.597.220</text:p>
          </table:table-cell>
          <table:table-cell office:value-type="float" office:value="526100" table:style-name="ce7">
            <text:p>526.100</text:p>
          </table:table-cell>
          <table:table-cell office:value-type="float" office:value="444200" table:style-name="ce7">
            <text:p>444.200</text:p>
          </table:table-cell>
          <table:table-cell office:value-type="float" office:value="101300" table:style-name="ce13">
            <text:p>101.300</text:p>
          </table:table-cell>
          <table:table-cell office:value-type="float" office:value="3668820" table:style-name="ce14">
            <text:p>3.668.820</text:p>
          </table:table-cell>
          <table:table-cell office:value-type="float" office:value="3405685" table:style-name="ce14">
            <text:p>3.405.685</text:p>
          </table:table-cell>
          <table:table-cell office:value-type="percentage" office:value="0.9282780294481604" table:style-name="ce15">
            <text:p>92,8%</text:p>
          </table:table-cell>
          <table:table-cell office:value-type="float" office:value="1811861" table:style-name="ce13">
            <text:p>1.811.861</text:p>
          </table:table-cell>
          <table:table-cell office:value-type="float" office:value="1780379" table:style-name="ce13">
            <text:p>1.780.379</text:p>
          </table:table-cell>
          <table:table-cell office:value-type="float" office:value="50232" table:style-name="ce13">
            <text:p>50.232</text:p>
          </table:table-cell>
          <table:table-cell office:value-type="date" office:date-value="2021-10-27T00:00:00" table:style-name="ce16">
            <text:p>27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95580" table:style-name="ce7">
            <text:p>95.580</text:p>
          </table:table-cell>
          <table:table-cell office:value-type="float" office:value="22400" table:style-name="ce7">
            <text:p>22.400</text:p>
          </table:table-cell>
          <table:table-cell office:value-type="float" office:value="18100" table:style-name="ce7">
            <text:p>18.100</text:p>
          </table:table-cell>
          <table:table-cell office:value-type="float" office:value="4150" table:style-name="ce13">
            <text:p>4.150</text:p>
          </table:table-cell>
          <table:table-cell office:value-type="float" office:value="140230" table:style-name="ce14">
            <text:p>140.230</text:p>
          </table:table-cell>
          <table:table-cell office:value-type="float" office:value="115765" table:style-name="ce14">
            <text:p>115.765</text:p>
          </table:table-cell>
          <table:table-cell office:value-type="percentage" office:value="0.82553661841260784" table:style-name="ce15">
            <text:p>82,6%</text:p>
          </table:table-cell>
          <table:table-cell office:value-type="float" office:value="62693" table:style-name="ce13">
            <text:p>62.693</text:p>
          </table:table-cell>
          <table:table-cell office:value-type="float" office:value="59948" table:style-name="ce13">
            <text:p>59.948</text:p>
          </table:table-cell>
          <table:table-cell office:value-type="float" office:value="1294" table:style-name="ce13">
            <text:p>1.294</text:p>
          </table:table-cell>
          <table:table-cell office:value-type="date" office:date-value="2021-10-27T00:00:00" table:style-name="ce16">
            <text:p>27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96750" table:style-name="ce7">
            <text:p>96.750</text:p>
          </table:table-cell>
          <table:table-cell office:value-type="float" office:value="23500" table:style-name="ce7">
            <text:p>23.500</text:p>
          </table:table-cell>
          <table:table-cell office:value-type="float" office:value="15100" table:style-name="ce7">
            <text:p>15.100</text:p>
          </table:table-cell>
          <table:table-cell office:value-type="float" office:value="5750" table:style-name="ce13">
            <text:p>5.750</text:p>
          </table:table-cell>
          <table:table-cell office:value-type="float" office:value="141100" table:style-name="ce14">
            <text:p>141.100</text:p>
          </table:table-cell>
          <table:table-cell office:value-type="float" office:value="102906" table:style-name="ce14">
            <text:p>102.906</text:p>
          </table:table-cell>
          <table:table-cell office:value-type="percentage" office:value="0.72931254429482639" table:style-name="ce15">
            <text:p>72,9%</text:p>
          </table:table-cell>
          <table:table-cell office:value-type="float" office:value="57651" table:style-name="ce13">
            <text:p>57.651</text:p>
          </table:table-cell>
          <table:table-cell office:value-type="float" office:value="55029" table:style-name="ce13">
            <text:p>55.029</text:p>
          </table:table-cell>
          <table:table-cell office:value-type="float" office:value="477" table:style-name="ce13">
            <text:p>477</text:p>
          </table:table-cell>
          <table:table-cell office:value-type="date" office:date-value="2021-10-27T00:00:00" table:style-name="ce17">
            <text:p>27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Fuerzas Armadas</text:p>
          </table:table-cell>
          <table:table-cell office:value-type="float" office:value="48138" table:style-name="ce7">
            <text:p>48.138</text:p>
          </table:table-cell>
          <table:table-cell office:value-type="float" office:value="58300" table:style-name="ce7">
            <text:p>58.300</text:p>
          </table:table-cell>
          <table:table-cell office:value-type="float" office:value="103800" table:style-name="ce7">
            <text:p>103.800</text:p>
          </table:table-cell>
          <table:table-cell office:value-type="float" office:value="2000" table:style-name="ce13">
            <text:p>2.000</text:p>
          </table:table-cell>
          <table:table-cell office:value-type="float" office:value="212238" table:style-name="ce14">
            <text:p>212.238</text:p>
          </table:table-cell>
          <table:table-cell office:value-type="float" office:value="173068" table:style-name="ce14">
            <text:p>173.068</text:p>
          </table:table-cell>
          <table:table-cell office:value-type="percentage" office:value="0.8154430403603502" table:style-name="ce15">
            <text:p>81,5%</text:p>
          </table:table-cell>
          <table:table-cell office:value-type="float" office:value="92858" table:style-name="ce13">
            <text:p>92.858</text:p>
          </table:table-cell>
          <table:table-cell office:value-type="float" office:value="86796" table:style-name="ce13">
            <text:p>86.796</text:p>
          </table:table-cell>
          <table:table-cell office:value-type="float" office:value="0" table:style-name="ce13">
            <text:p>0</text:p>
          </table:table-cell>
          <table:table-cell office:value-type="date" office:date-value="2021-10-27T00:00:00" table:style-name="ce17">
            <text:p>27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float" office:value="0" table:style-name="ce7">
            <text:p>0</text:p>
          </table:table-cell>
          <table:table-cell office:value-type="float" office:value="4910" table:style-name="ce7">
            <text:p>4.910</text:p>
          </table:table-cell>
          <table:table-cell office:value-type="float" office:value="0" table:style-name="ce7">
            <text:p>0</text:p>
          </table:table-cell>
          <table:table-cell office:value-type="float" office:value="4140" table:style-name="ce13">
            <text:p>4.140</text:p>
          </table:table-cell>
          <table:table-cell office:value-type="float" office:value="9050" table:style-name="ce14">
            <text:p>9.050</text:p>
          </table:table-cell>
          <table:table-cell office:value-type="float" office:value="6986" table:style-name="ce14">
            <text:p>6.986</text:p>
          </table:table-cell>
          <table:table-cell office:value-type="percentage" office:value="0.77193370165745856" table:style-name="ce15">
            <text:p>77,2%</text:p>
          </table:table-cell>
          <table:table-cell office:value-type="float" office:value="5249" table:style-name="ce13">
            <text:p>5.249</text:p>
          </table:table-cell>
          <table:table-cell office:value-type="float" office:value="5016" table:style-name="ce13">
            <text:p>5.016</text:p>
          </table:table-cell>
          <table:table-cell office:value-type="float" office:value="0" table:style-name="ce13">
            <text:p>0</text:p>
          </table:table-cell>
          <table:table-cell office:value-type="date" office:date-value="2021-10-25T00:00:00" table:style-name="ce17">
            <text:p>25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53616591" table:style-name="ce19">
            <text:p>53.616.591</text:p>
          </table:table-cell>
          <table:table-cell office:value-type="float" office:value="10772860" table:style-name="ce20">
            <text:p>10.772.860</text:p>
          </table:table-cell>
          <table:table-cell office:value-type="float" office:value="9117110" table:style-name="ce21">
            <text:p>9.117.110</text:p>
          </table:table-cell>
          <table:table-cell office:value-type="float" office:value="2161615" table:style-name="ce22">
            <text:p>2.161.615</text:p>
          </table:table-cell>
          <table:table-cell office:value-type="float" office:value="75668176" table:style-name="ce23">
            <text:p>75.668.176</text:p>
          </table:table-cell>
          <table:table-cell office:value-type="float" office:value="71779466" table:style-name="ce23">
            <text:p>71.779.466</text:p>
          </table:table-cell>
          <table:table-cell office:value-type="percentage" office:value="0.94860838194381747" table:style-name="ce24">
            <text:p>94,9%</text:p>
          </table:table-cell>
          <table:table-cell office:value-type="float" office:value="38013994" table:style-name="ce23">
            <text:p>38.013.994</text:p>
          </table:table-cell>
          <table:table-cell office:value-type="float" office:value="37282484" table:style-name="ce23">
            <text:p>37.282.484</text:p>
          </table:table-cell>
          <table:table-cell office:value-type="float" office:value="844649" table:style-name="ce23">
            <text:p>844.649</text:p>
          </table:table-cell>
          <table:table-cell office:value-type="float" office:value="0" table:style-name="ce23">
            <text:p>0</text:p>
          </table:table-cell>
          <table:table-cell table:number-columns-repeated="10" table:style-name="ce5"/>
          <table:table-cell table:number-columns-repeated="16362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6"/>
          <table:covered-table-cell table:number-columns-repeated="9"/>
          <table:table-cell table:number-columns-repeated="16374" table:style-name="ce12"/>
        </table:table-row>
        <table:table-row table:style-name="ro5">
          <table:table-cell table:style-name="ce25"/>
          <table:table-cell table:number-columns-repeated="16383" table:style-name="ce12"/>
        </table:table-row>
        <table:table-row table:number-rows-repeated="1048550" table:style-name="ro3">
          <table:table-cell table:number-columns-repeated="16384"/>
        </table:table-row>
      </table:table>
      <table:table table:name="Mayores_de_12_años" table:style-name="ta1">
        <table:table-column table:style-name="co5" table:default-cell-style-name="ce29"/>
        <table:table-column table:style-name="co6" table:number-columns-repeated="5" table:default-cell-style-name="ce29"/>
        <table:table-column table:style-name="co4" table:number-columns-repeated="2" table:default-cell-style-name="ce29"/>
        <table:table-column table:style-name="co3" table:number-columns-repeated="7" table:default-cell-style-name="ce29"/>
        <table:table-column table:style-name="co4" table:number-columns-repeated="16369" table:default-cell-style-name="ce29"/>
        <table:table-row table:style-name="ro6">
          <table:table-cell table:style-name="ce27"/>
          <table:table-cell office:value-type="string" table:style-name="ce28">
            <text:p>Población a vacunar mayor de 12 años</text:p>
          </table:table-cell>
          <table:table-cell office:value-type="string" table:style-name="ce28">
            <text:p>Nº Personas con 1 dosis</text:p>
          </table:table-cell>
          <table:table-cell office:value-type="string" table:style-name="ce28">
            <text:p>% 1ª dosis</text:p>
          </table:table-cell>
          <table:table-cell office:value-type="string" table:style-name="ce28">
            <text:p>Nº Personas con pauta completa</text:p>
          </table:table-cell>
          <table:table-cell office:value-type="string" table:style-name="ce28">
            <text:p>% personas con pauta completa</text:p>
          </table:table-cell>
          <table:table-cell office:value-type="string" table:style-name="ce28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2">
          <table:table-cell office:value-type="string" table:style-name="ce30">
            <text:p>Andalucía</text:p>
          </table:table-cell>
          <table:table-cell office:value-type="float" office:value="7451975" table:style-name="ce31">
            <text:p>7.451.975</text:p>
          </table:table-cell>
          <table:table-cell office:value-type="float" office:value="6843321" table:style-name="ce31">
            <text:p>6.843.321</text:p>
          </table:table-cell>
          <table:table-cell office:value-type="percentage" office:value="0.91832312910335856" table:style-name="ce32">
            <text:p>91,8%</text:p>
          </table:table-cell>
          <table:table-cell office:value-type="float" office:value="6736604" table:style-name="ce31">
            <text:p>6.736.604</text:p>
          </table:table-cell>
          <table:table-cell office:value-type="percentage" office:value="0.90400249598260862" table:style-name="ce32">
            <text:p>90,4%</text:p>
          </table:table-cell>
          <table:table-cell office:value-type="date" office:date-value="2021-10-27T00:00:00" table:style-name="ce33">
            <text:p>27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185134" table:style-name="ce31">
            <text:p>1.185.134</text:p>
          </table:table-cell>
          <table:table-cell office:value-type="float" office:value="1066438" table:style-name="ce31">
            <text:p>1.066.438</text:p>
          </table:table-cell>
          <table:table-cell office:value-type="percentage" office:value="0.89984592459586843" table:style-name="ce32">
            <text:p>90,0%</text:p>
          </table:table-cell>
          <table:table-cell office:value-type="float" office:value="1047297" table:style-name="ce31">
            <text:p>1.047.297</text:p>
          </table:table-cell>
          <table:table-cell office:value-type="percentage" office:value="0.88369500832817216" table:style-name="ce32">
            <text:p>88,4%</text:p>
          </table:table-cell>
          <table:table-cell office:value-type="date" office:date-value="2021-10-27T00:00:00" table:style-name="ce33">
            <text:p>27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933927" table:style-name="ce31">
            <text:p>933.927</text:p>
          </table:table-cell>
          <table:table-cell office:value-type="float" office:value="873593" table:style-name="ce31">
            <text:p>873.593</text:p>
          </table:table-cell>
          <table:table-cell office:value-type="percentage" office:value="0.93539752036294055" table:style-name="ce32">
            <text:p>93,5%</text:p>
          </table:table-cell>
          <table:table-cell office:value-type="float" office:value="864778" table:style-name="ce31">
            <text:p>864.778</text:p>
          </table:table-cell>
          <table:table-cell office:value-type="percentage" office:value="0.92595888115452274" table:style-name="ce32">
            <text:p>92,6%</text:p>
          </table:table-cell>
          <table:table-cell office:value-type="date" office:date-value="2021-10-27T00:00:00" table:style-name="ce33">
            <text:p>27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034867" table:style-name="ce31">
            <text:p>1.034.867</text:p>
          </table:table-cell>
          <table:table-cell office:value-type="float" office:value="857354" table:style-name="ce31">
            <text:p>857.354</text:p>
          </table:table-cell>
          <table:table-cell office:value-type="percentage" office:value="0.82846781277207604" table:style-name="ce32">
            <text:p>82,8%</text:p>
          </table:table-cell>
          <table:table-cell office:value-type="float" office:value="840344" table:style-name="ce31">
            <text:p>840.344</text:p>
          </table:table-cell>
          <table:table-cell office:value-type="percentage" office:value="0.81203091798269733" table:style-name="ce32">
            <text:p>81,2%</text:p>
          </table:table-cell>
          <table:table-cell office:value-type="date" office:date-value="2021-10-27T00:00:00" table:style-name="ce33">
            <text:p>27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1960774" table:style-name="ce31">
            <text:p>1.960.774</text:p>
          </table:table-cell>
          <table:table-cell office:value-type="float" office:value="1678750" table:style-name="ce31">
            <text:p>1.678.750</text:p>
          </table:table-cell>
          <table:table-cell office:value-type="percentage" office:value="0.8561670034384381" table:style-name="ce32">
            <text:p>85,6%</text:p>
          </table:table-cell>
          <table:table-cell office:value-type="float" office:value="1638583" table:style-name="ce31">
            <text:p>1.638.583</text:p>
          </table:table-cell>
          <table:table-cell office:value-type="percentage" office:value="0.83568172568587706" table:style-name="ce32">
            <text:p>83,6%</text:p>
          </table:table-cell>
          <table:table-cell office:value-type="date" office:date-value="2021-10-27T00:00:00" table:style-name="ce33">
            <text:p>27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524127" table:style-name="ce31">
            <text:p>524.127</text:p>
          </table:table-cell>
          <table:table-cell office:value-type="float" office:value="482238" table:style-name="ce31">
            <text:p>482.238</text:p>
          </table:table-cell>
          <table:table-cell office:value-type="percentage" office:value="0.92007853058514444" table:style-name="ce32">
            <text:p>92,0%</text:p>
          </table:table-cell>
          <table:table-cell office:value-type="float" office:value="476537" table:style-name="ce31">
            <text:p>476.537</text:p>
          </table:table-cell>
          <table:table-cell office:value-type="percentage" office:value="0.90920139584490023" table:style-name="ce32">
            <text:p>90,9%</text:p>
          </table:table-cell>
          <table:table-cell office:value-type="date" office:date-value="2021-10-27T00:00:00" table:style-name="ce33">
            <text:p>27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2176253" table:style-name="ce31">
            <text:p>2.176.253</text:p>
          </table:table-cell>
          <table:table-cell office:value-type="float" office:value="2000967" table:style-name="ce31">
            <text:p>2.000.967</text:p>
          </table:table-cell>
          <table:table-cell office:value-type="percentage" office:value="0.91945513687976532" table:style-name="ce32">
            <text:p>91,9%</text:p>
          </table:table-cell>
          <table:table-cell office:value-type="float" office:value="1961085" table:style-name="ce31">
            <text:p>1.961.085</text:p>
          </table:table-cell>
          <table:table-cell office:value-type="percentage" office:value="0.90112914261347365" table:style-name="ce32">
            <text:p>90,1%</text:p>
          </table:table-cell>
          <table:table-cell office:value-type="date" office:date-value="2021-10-27T00:00:00" table:style-name="ce33">
            <text:p>27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- La Mancha</text:p>
          </table:table-cell>
          <table:table-cell office:value-type="float" office:value="1808784" table:style-name="ce31">
            <text:p>1.808.784</text:p>
          </table:table-cell>
          <table:table-cell office:value-type="float" office:value="1618350" table:style-name="ce31">
            <text:p>1.618.350</text:p>
          </table:table-cell>
          <table:table-cell office:value-type="percentage" office:value="0.89471711381790198" table:style-name="ce32">
            <text:p>89,5%</text:p>
          </table:table-cell>
          <table:table-cell office:value-type="float" office:value="1557966" table:style-name="ce31">
            <text:p>1.557.966</text:p>
          </table:table-cell>
          <table:table-cell office:value-type="percentage" office:value="0.86133335987049864" table:style-name="ce32">
            <text:p>86,1%</text:p>
          </table:table-cell>
          <table:table-cell office:value-type="date" office:date-value="2021-10-27T00:00:00" table:style-name="ce33">
            <text:p>27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6868360" table:style-name="ce31">
            <text:p>6.868.360</text:p>
          </table:table-cell>
          <table:table-cell office:value-type="float" office:value="5970002" table:style-name="ce31">
            <text:p>5.970.002</text:p>
          </table:table-cell>
          <table:table-cell office:value-type="percentage" office:value="0.86920341973920989" table:style-name="ce32">
            <text:p>86,9%</text:p>
          </table:table-cell>
          <table:table-cell office:value-type="float" office:value="5840382" table:style-name="ce31">
            <text:p>5.840.382</text:p>
          </table:table-cell>
          <table:table-cell office:value-type="percentage" office:value="0.85033137459306152" table:style-name="ce32">
            <text:p>85,0%</text:p>
          </table:table-cell>
          <table:table-cell office:value-type="date" office:date-value="2021-10-27T00:00:00" table:style-name="ce33">
            <text:p>27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4488459" table:style-name="ce31">
            <text:p>4.488.459</text:p>
          </table:table-cell>
          <table:table-cell office:value-type="float" office:value="4073308" table:style-name="ce31">
            <text:p>4.073.308</text:p>
          </table:table-cell>
          <table:table-cell office:value-type="percentage" office:value="0.90750700853009914" table:style-name="ce32">
            <text:p>90,8%</text:p>
          </table:table-cell>
          <table:table-cell office:value-type="float" office:value="4007821" table:style-name="ce31">
            <text:p>4.007.821</text:p>
          </table:table-cell>
          <table:table-cell office:value-type="percentage" office:value="0.89291692315781435" table:style-name="ce32">
            <text:p>89,3%</text:p>
          </table:table-cell>
          <table:table-cell office:value-type="date" office:date-value="2021-10-27T00:00:00" table:style-name="ce33">
            <text:p>27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953437" table:style-name="ce31">
            <text:p>953.437</text:p>
          </table:table-cell>
          <table:table-cell office:value-type="float" office:value="897545" table:style-name="ce31">
            <text:p>897.545</text:p>
          </table:table-cell>
          <table:table-cell office:value-type="percentage" office:value="0.94137840255832317" table:style-name="ce32">
            <text:p>94,1%</text:p>
          </table:table-cell>
          <table:table-cell office:value-type="float" office:value="883203" table:style-name="ce31">
            <text:p>883.203</text:p>
          </table:table-cell>
          <table:table-cell office:value-type="percentage" office:value="0.92633598234597569" table:style-name="ce32">
            <text:p>92,6%</text:p>
          </table:table-cell>
          <table:table-cell office:value-type="date" office:date-value="2021-10-27T00:00:00" table:style-name="ce33">
            <text:p>27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2454497" table:style-name="ce31">
            <text:p>2.454.497</text:p>
          </table:table-cell>
          <table:table-cell office:value-type="float" office:value="2308772" table:style-name="ce31">
            <text:p>2.308.772</text:p>
          </table:table-cell>
          <table:table-cell office:value-type="percentage" office:value="0.94062938353560832" table:style-name="ce32">
            <text:p>94,1%</text:p>
          </table:table-cell>
          <table:table-cell office:value-type="float" office:value="2287109" table:style-name="ce31">
            <text:p>2.287.109</text:p>
          </table:table-cell>
          <table:table-cell office:value-type="percentage" office:value="0.93180354264030474" table:style-name="ce32">
            <text:p>93,2%</text:p>
          </table:table-cell>
          <table:table-cell office:value-type="date" office:date-value="2021-10-27T00:00:00" table:style-name="ce33">
            <text:p>27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283970" table:style-name="ce31">
            <text:p>283.970</text:p>
          </table:table-cell>
          <table:table-cell office:value-type="float" office:value="260232" table:style-name="ce31">
            <text:p>260.232</text:p>
          </table:table-cell>
          <table:table-cell office:value-type="percentage" office:value="0.91640666267563475" table:style-name="ce32">
            <text:p>91,6%</text:p>
          </table:table-cell>
          <table:table-cell office:value-type="float" office:value="254822" table:style-name="ce31">
            <text:p>254.822</text:p>
          </table:table-cell>
          <table:table-cell office:value-type="percentage" office:value="0.89735535443884917" table:style-name="ce32">
            <text:p>89,7%</text:p>
          </table:table-cell>
          <table:table-cell office:value-type="date" office:date-value="2021-10-27T00:00:00" table:style-name="ce33">
            <text:p>27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5977937" table:style-name="ce31">
            <text:p>5.977.937</text:p>
          </table:table-cell>
          <table:table-cell office:value-type="float" office:value="5334961" table:style-name="ce31">
            <text:p>5.334.961</text:p>
          </table:table-cell>
          <table:table-cell office:value-type="percentage" office:value="0.8924418239937959" table:style-name="ce32">
            <text:p>89,2%</text:p>
          </table:table-cell>
          <table:table-cell office:value-type="float" office:value="5219467" table:style-name="ce31">
            <text:p>5.219.467</text:p>
          </table:table-cell>
          <table:table-cell office:value-type="percentage" office:value="0.87312178097561077" table:style-name="ce32">
            <text:p>87,3%</text:p>
          </table:table-cell>
          <table:table-cell office:value-type="date" office:date-value="2021-10-27T00:00:00" table:style-name="ce33">
            <text:p>27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310137" table:style-name="ce31">
            <text:p>1.310.137</text:p>
          </table:table-cell>
          <table:table-cell office:value-type="float" office:value="1190273" table:style-name="ce31">
            <text:p>1.190.273</text:p>
          </table:table-cell>
          <table:table-cell office:value-type="percentage" office:value="0.90851033136229264" table:style-name="ce32">
            <text:p>90,9%</text:p>
          </table:table-cell>
          <table:table-cell office:value-type="float" office:value="1158341" table:style-name="ce31">
            <text:p>1.158.341</text:p>
          </table:table-cell>
          <table:table-cell office:value-type="percentage" office:value="0.88413730777773625" table:style-name="ce32">
            <text:p>88,4%</text:p>
          </table:table-cell>
          <table:table-cell office:value-type="date" office:date-value="2021-10-27T00:00:00" table:style-name="ce33">
            <text:p>27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581354" table:style-name="ce31">
            <text:p>581.354</text:p>
          </table:table-cell>
          <table:table-cell office:value-type="float" office:value="527578" table:style-name="ce31">
            <text:p>527.578</text:p>
          </table:table-cell>
          <table:table-cell office:value-type="percentage" office:value="0.90749870130763699" table:style-name="ce32">
            <text:p>90,7%</text:p>
          </table:table-cell>
          <table:table-cell office:value-type="float" office:value="520977" table:style-name="ce31">
            <text:p>520.977</text:p>
          </table:table-cell>
          <table:table-cell office:value-type="percentage" office:value="0.89614417377363875" table:style-name="ce32">
            <text:p>89,6%</text:p>
          </table:table-cell>
          <table:table-cell office:value-type="date" office:date-value="2021-10-27T00:00:00" table:style-name="ce33">
            <text:p>27/10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1983943" table:style-name="ce31">
            <text:p>1.983.943</text:p>
          </table:table-cell>
          <table:table-cell office:value-type="float" office:value="1811861" table:style-name="ce31">
            <text:p>1.811.861</text:p>
          </table:table-cell>
          <table:table-cell office:value-type="percentage" office:value="0.91326262901706345" table:style-name="ce32">
            <text:p>91,3%</text:p>
          </table:table-cell>
          <table:table-cell office:value-type="float" office:value="1780379" table:style-name="ce31">
            <text:p>1.780.379</text:p>
          </table:table-cell>
          <table:table-cell office:value-type="percentage" office:value="0.89739422957211978" table:style-name="ce32">
            <text:p>89,7%</text:p>
          </table:table-cell>
          <table:table-cell office:value-type="date" office:date-value="2021-10-27T00:00:00" table:style-name="ce33">
            <text:p>27/10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70965" table:style-name="ce31">
            <text:p>70.965</text:p>
          </table:table-cell>
          <table:table-cell office:value-type="float" office:value="62693" table:style-name="ce31">
            <text:p>62.693</text:p>
          </table:table-cell>
          <table:table-cell office:value-type="percentage" office:value="0.88343549637145069" table:style-name="ce32">
            <text:p>88,3%</text:p>
          </table:table-cell>
          <table:table-cell office:value-type="float" office:value="59948" table:style-name="ce31">
            <text:p>59.948</text:p>
          </table:table-cell>
          <table:table-cell office:value-type="percentage" office:value="0.84475445642217994" table:style-name="ce32">
            <text:p>84,5%</text:p>
          </table:table-cell>
          <table:table-cell office:value-type="date" office:date-value="2021-10-27T00:00:00" table:style-name="ce33">
            <text:p>27/10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70927" table:style-name="ce31">
            <text:p>70.927</text:p>
          </table:table-cell>
          <table:table-cell office:value-type="float" office:value="57651" table:style-name="ce31">
            <text:p>57.651</text:p>
          </table:table-cell>
          <table:table-cell office:value-type="percentage" office:value="0.81282163351051084" table:style-name="ce32">
            <text:p>81,3%</text:p>
          </table:table-cell>
          <table:table-cell office:value-type="float" office:value="55029" table:style-name="ce31">
            <text:p>55.029</text:p>
          </table:table-cell>
          <table:table-cell office:value-type="percentage" office:value="0.77585404711886874" table:style-name="ce32">
            <text:p>77,6%</text:p>
          </table:table-cell>
          <table:table-cell office:value-type="date" office:date-value="2021-10-27T00:00:00" table:style-name="ce33">
            <text:p>27/10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FF.AA.</text:p>
          </table:table-cell>
          <table:table-cell office:value-type="string" table:style-name="ce31">
            <text:p>-</text:p>
          </table:table-cell>
          <table:table-cell office:value-type="float" office:value="92858" table:style-name="ce31">
            <text:p>92.858</text:p>
          </table:table-cell>
          <table:table-cell office:value-type="string" table:style-name="ce32">
            <text:p>-</text:p>
          </table:table-cell>
          <table:table-cell office:value-type="float" office:value="86796" table:style-name="ce31">
            <text:p>86.796</text:p>
          </table:table-cell>
          <table:table-cell office:value-type="string" table:style-name="ce32">
            <text:p>-</text:p>
          </table:table-cell>
          <table:table-cell office:value-type="date" office:date-value="2021-10-27T00:00:00" table:style-name="ce33">
            <text:p>27/10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string" table:style-name="ce31">
            <text:p>-</text:p>
          </table:table-cell>
          <table:table-cell office:value-type="float" office:value="5249" table:style-name="ce31">
            <text:p>5.249</text:p>
          </table:table-cell>
          <table:table-cell office:value-type="string" table:style-name="ce32">
            <text:p>-</text:p>
          </table:table-cell>
          <table:table-cell office:value-type="float" office:value="5016" table:style-name="ce31">
            <text:p>5.016</text:p>
          </table:table-cell>
          <table:table-cell office:value-type="string" table:style-name="ce32">
            <text:p>-</text:p>
          </table:table-cell>
          <table:table-cell office:value-type="date" office:date-value="2021-10-25T00:00:00" table:style-name="ce33">
            <text:p>25/10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42119827" table:style-name="ce34">
            <text:p>42.119.827</text:p>
          </table:table-cell>
          <table:table-cell office:value-type="float" office:value="38013994" table:style-name="ce34">
            <text:p>38.013.994</text:p>
          </table:table-cell>
          <table:table-cell office:value-type="percentage" office:value="0.90252018366552167" table:style-name="ce24">
            <text:p>90,3%</text:p>
          </table:table-cell>
          <table:table-cell office:value-type="float" office:value="37282484" table:style-name="ce34">
            <text:p>37.282.484</text:p>
          </table:table-cell>
          <table:table-cell office:value-type="percentage" office:value="0.88515282838175002" table:style-name="ce24">
            <text:p>88,5%</text:p>
          </table:table-cell>
          <table:table-cell table:style-name="ce35"/>
          <table:table-cell table:number-columns-repeated="16377" table:style-name="ce29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26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3" table:number-columns-repeated="20" table:default-cell-style-name="ce29"/>
        <table:table-column table:style-name="co4" table:number-columns-repeated="16344" table:default-cell-style-name="ce29"/>
        <table:table-row table:style-name="ro8">
          <table:table-cell table:style-name="ce36"/>
          <table:table-cell office:value-type="string" table:style-name="ce37">
            <text:p>Personas con al menos 1 dosis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con al menos 1 dosis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Con al menos 1 dosis sobre Población a Vacunar INE</text:p>
          </table:table-cell>
          <table:table-cell office:value-type="string" table:style-name="ce40">
            <text:p>% Con al menos 1 dosis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33809" table:style-name="ce43">
            <text:p>433.809</text:p>
          </table:table-cell>
          <table:table-cell office:value-type="percentage" office:value="1" table:style-name="ce44">
            <text:p>100,0%</text:p>
          </table:table-cell>
          <table:table-cell office:value-type="float" office:value="653574" table:style-name="ce43">
            <text:p>653.574</text:p>
          </table:table-cell>
          <table:table-cell office:value-type="percentage" office:value="1" table:style-name="ce44">
            <text:p>100,0%</text:p>
          </table:table-cell>
          <table:table-cell office:value-type="float" office:value="929089" table:style-name="ce43">
            <text:p>929.089</text:p>
          </table:table-cell>
          <table:table-cell office:value-type="percentage" office:value="1" table:style-name="ce44">
            <text:p>100,0%</text:p>
          </table:table-cell>
          <table:table-cell office:value-type="float" office:value="1215505" table:style-name="ce43">
            <text:p>1.215.505</text:p>
          </table:table-cell>
          <table:table-cell office:value-type="percentage" office:value="0.96085756679138135" table:style-name="ce44">
            <text:p>96,1%</text:p>
          </table:table-cell>
          <table:table-cell office:value-type="float" office:value="1250341" table:style-name="ce43">
            <text:p>1.250.341</text:p>
          </table:table-cell>
          <table:table-cell office:value-type="percentage" office:value="0.90269898362156475" table:style-name="ce44">
            <text:p>90,3%</text:p>
          </table:table-cell>
          <table:table-cell office:value-type="float" office:value="929074" table:style-name="ce43">
            <text:p>929.074</text:p>
          </table:table-cell>
          <table:table-cell office:value-type="percentage" office:value="0.81482209088270041" table:style-name="ce44">
            <text:p>81,5%</text:p>
          </table:table-cell>
          <table:table-cell office:value-type="float" office:value="765806" table:style-name="ce43">
            <text:p>765.806</text:p>
          </table:table-cell>
          <table:table-cell office:value-type="percentage" office:value="0.8246248406326453" table:style-name="ce44">
            <text:p>82,5%</text:p>
          </table:table-cell>
          <table:table-cell office:value-type="float" office:value="666123" table:style-name="ce43">
            <text:p>666.123</text:p>
          </table:table-cell>
          <table:table-cell office:value-type="percentage" office:value="0.88473476803908058" table:style-name="ce44">
            <text:p>88,5%</text:p>
          </table:table-cell>
          <table:table-cell office:value-type="float" office:value="6843321" table:style-name="ce43">
            <text:p>6.843.321</text:p>
          </table:table-cell>
          <table:table-cell office:value-type="float" office:value="7451975" table:style-name="ce43">
            <text:p>7.451.975</text:p>
          </table:table-cell>
          <table:table-cell office:value-type="percentage" office:value="0.91832312910335856" table:style-name="ce44">
            <text:p>91,8%</text:p>
          </table:table-cell>
          <table:table-cell office:value-type="percentage" office:value="0.80848165336016886" table:style-name="ce44">
            <text:p>80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101284" table:style-name="ce46">
            <text:p>101.284</text:p>
          </table:table-cell>
          <table:table-cell office:value-type="percentage" office:value="1" table:style-name="ce47">
            <text:p>100,0%</text:p>
          </table:table-cell>
          <table:table-cell office:value-type="float" office:value="119284" table:style-name="ce46">
            <text:p>119.284</text:p>
          </table:table-cell>
          <table:table-cell office:value-type="percentage" office:value="1" table:style-name="ce47">
            <text:p>100,0%</text:p>
          </table:table-cell>
          <table:table-cell office:value-type="float" office:value="154553" table:style-name="ce46">
            <text:p>154.553</text:p>
          </table:table-cell>
          <table:table-cell office:value-type="percentage" office:value="0.98839908676383126" table:style-name="ce47">
            <text:p>98,8%</text:p>
          </table:table-cell>
          <table:table-cell office:value-type="float" office:value="186023" table:style-name="ce46">
            <text:p>186.023</text:p>
          </table:table-cell>
          <table:table-cell office:value-type="percentage" office:value="0.93824962424217973" table:style-name="ce47">
            <text:p>93,8%</text:p>
          </table:table-cell>
          <table:table-cell office:value-type="float" office:value="187831" table:style-name="ce46">
            <text:p>187.831</text:p>
          </table:table-cell>
          <table:table-cell office:value-type="percentage" office:value="0.87386423377360511" table:style-name="ce47">
            <text:p>87,4%</text:p>
          </table:table-cell>
          <table:table-cell office:value-type="float" office:value="125575" table:style-name="ce46">
            <text:p>125.575</text:p>
          </table:table-cell>
          <table:table-cell office:value-type="percentage" office:value="0.76436823588132885" table:style-name="ce47">
            <text:p>76,4%</text:p>
          </table:table-cell>
          <table:table-cell office:value-type="float" office:value="103853" table:style-name="ce46">
            <text:p>103.853</text:p>
          </table:table-cell>
          <table:table-cell office:value-type="percentage" office:value="0.79641260419782056" table:style-name="ce47">
            <text:p>79,6%</text:p>
          </table:table-cell>
          <table:table-cell office:value-type="float" office:value="88035" table:style-name="ce46">
            <text:p>88.035</text:p>
          </table:table-cell>
          <table:table-cell office:value-type="percentage" office:value="0.85380519644259956" table:style-name="ce47">
            <text:p>85,4%</text:p>
          </table:table-cell>
          <table:table-cell office:value-type="float" office:value="1066438" table:style-name="ce46">
            <text:p>1.066.438</text:p>
          </table:table-cell>
          <table:table-cell office:value-type="float" office:value="1185134" table:style-name="ce46">
            <text:p>1.185.134</text:p>
          </table:table-cell>
          <table:table-cell office:value-type="percentage" office:value="0.89984592459586843" table:style-name="ce47">
            <text:p>90,0%</text:p>
          </table:table-cell>
          <table:table-cell office:value-type="percentage" office:value="0.80220040605059006" table:style-name="ce47">
            <text:p>80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8959" table:style-name="ce46">
            <text:p>88.959</text:p>
          </table:table-cell>
          <table:table-cell office:value-type="percentage" office:value="1" table:style-name="ce47">
            <text:p>100,0%</text:p>
          </table:table-cell>
          <table:table-cell office:value-type="float" office:value="114363" table:style-name="ce46">
            <text:p>114.363</text:p>
          </table:table-cell>
          <table:table-cell office:value-type="percentage" office:value="1" table:style-name="ce47">
            <text:p>100,0%</text:p>
          </table:table-cell>
          <table:table-cell office:value-type="float" office:value="148203" table:style-name="ce46">
            <text:p>148.203</text:p>
          </table:table-cell>
          <table:table-cell office:value-type="percentage" office:value="0.99031753668510947" table:style-name="ce47">
            <text:p>99,0%</text:p>
          </table:table-cell>
          <table:table-cell office:value-type="float" office:value="153197" table:style-name="ce46">
            <text:p>153.197</text:p>
          </table:table-cell>
          <table:table-cell office:value-type="percentage" office:value="0.94191029542869442" table:style-name="ce47">
            <text:p>94,2%</text:p>
          </table:table-cell>
          <table:table-cell office:value-type="float" office:value="150673" table:style-name="ce46">
            <text:p>150.673</text:p>
          </table:table-cell>
          <table:table-cell office:value-type="percentage" office:value="0.90227135269143022" table:style-name="ce47">
            <text:p>90,2%</text:p>
          </table:table-cell>
          <table:table-cell office:value-type="float" office:value="90993" table:style-name="ce46">
            <text:p>90.993</text:p>
          </table:table-cell>
          <table:table-cell office:value-type="percentage" office:value="0.79503892495478412" table:style-name="ce47">
            <text:p>79,5%</text:p>
          </table:table-cell>
          <table:table-cell office:value-type="float" office:value="66649" table:style-name="ce46">
            <text:p>66.649</text:p>
          </table:table-cell>
          <table:table-cell office:value-type="percentage" office:value="0.84247449785744077" table:style-name="ce47">
            <text:p>84,2%</text:p>
          </table:table-cell>
          <table:table-cell office:value-type="float" office:value="60556" table:style-name="ce46">
            <text:p>60.556</text:p>
          </table:table-cell>
          <table:table-cell office:value-type="percentage" office:value="0.94618749999999996" table:style-name="ce47">
            <text:p>94,6%</text:p>
          </table:table-cell>
          <table:table-cell office:value-type="float" office:value="873593" table:style-name="ce46">
            <text:p>873.593</text:p>
          </table:table-cell>
          <table:table-cell office:value-type="float" office:value="933927" table:style-name="ce46">
            <text:p>933.927</text:p>
          </table:table-cell>
          <table:table-cell office:value-type="percentage" office:value="0.93539752036294055" table:style-name="ce47">
            <text:p>93,5%</text:p>
          </table:table-cell>
          <table:table-cell office:value-type="percentage" office:value="0.85748598328988279" table:style-name="ce47">
            <text:p>85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1497" table:style-name="ce46">
            <text:p>51.497</text:p>
          </table:table-cell>
          <table:table-cell office:value-type="percentage" office:value="1" table:style-name="ce47">
            <text:p>100,0%</text:p>
          </table:table-cell>
          <table:table-cell office:value-type="float" office:value="79272" table:style-name="ce46">
            <text:p>79.272</text:p>
          </table:table-cell>
          <table:table-cell office:value-type="percentage" office:value="0.98454965472701073" table:style-name="ce47">
            <text:p>98,5%</text:p>
          </table:table-cell>
          <table:table-cell office:value-type="float" office:value="110374" table:style-name="ce46">
            <text:p>110.374</text:p>
          </table:table-cell>
          <table:table-cell office:value-type="percentage" office:value="0.94150864532418899" table:style-name="ce47">
            <text:p>94,2%</text:p>
          </table:table-cell>
          <table:table-cell office:value-type="float" office:value="150271" table:style-name="ce46">
            <text:p>150.271</text:p>
          </table:table-cell>
          <table:table-cell office:value-type="percentage" office:value="0.90635536228037905" table:style-name="ce47">
            <text:p>90,6%</text:p>
          </table:table-cell>
          <table:table-cell office:value-type="float" office:value="167605" table:style-name="ce46">
            <text:p>167.605</text:p>
          </table:table-cell>
          <table:table-cell office:value-type="percentage" office:value="0.81293774130337781" table:style-name="ce47">
            <text:p>81,3%</text:p>
          </table:table-cell>
          <table:table-cell office:value-type="float" office:value="126565" table:style-name="ce46">
            <text:p>126.565</text:p>
          </table:table-cell>
          <table:table-cell office:value-type="percentage" office:value="0.69469830448934333" table:style-name="ce47">
            <text:p>69,5%</text:p>
          </table:table-cell>
          <table:table-cell office:value-type="float" office:value="97170" table:style-name="ce46">
            <text:p>97.170</text:p>
          </table:table-cell>
          <table:table-cell office:value-type="percentage" office:value="0.70442649809340152" table:style-name="ce47">
            <text:p>70,4%</text:p>
          </table:table-cell>
          <table:table-cell office:value-type="float" office:value="74600" table:style-name="ce46">
            <text:p>74.600</text:p>
          </table:table-cell>
          <table:table-cell office:value-type="percentage" office:value="0.78131545873481356" table:style-name="ce47">
            <text:p>78,1%</text:p>
          </table:table-cell>
          <table:table-cell office:value-type="float" office:value="857354" table:style-name="ce46">
            <text:p>857.354</text:p>
          </table:table-cell>
          <table:table-cell office:value-type="float" office:value="1034867" table:style-name="ce46">
            <text:p>1.034.867</text:p>
          </table:table-cell>
          <table:table-cell office:value-type="percentage" office:value="0.82846781277207604" table:style-name="ce47">
            <text:p>82,8%</text:p>
          </table:table-cell>
          <table:table-cell office:value-type="percentage" office:value="0.73181607503949919" table:style-name="ce47">
            <text:p>73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3067" table:style-name="ce46">
            <text:p>93.067</text:p>
          </table:table-cell>
          <table:table-cell office:value-type="percentage" office:value="1" table:style-name="ce47">
            <text:p>100,0%</text:p>
          </table:table-cell>
          <table:table-cell office:value-type="float" office:value="151423" table:style-name="ce46">
            <text:p>151.423</text:p>
          </table:table-cell>
          <table:table-cell office:value-type="percentage" office:value="0.97988753065727907" table:style-name="ce47">
            <text:p>98,0%</text:p>
          </table:table-cell>
          <table:table-cell office:value-type="float" office:value="224548" table:style-name="ce46">
            <text:p>224.548</text:p>
          </table:table-cell>
          <table:table-cell office:value-type="percentage" office:value="0.95514947339764855" table:style-name="ce47">
            <text:p>95,5%</text:p>
          </table:table-cell>
          <table:table-cell office:value-type="float" office:value="320777" table:style-name="ce46">
            <text:p>320.777</text:p>
          </table:table-cell>
          <table:table-cell office:value-type="percentage" office:value="0.91516695576756291" table:style-name="ce47">
            <text:p>91,5%</text:p>
          </table:table-cell>
          <table:table-cell office:value-type="float" office:value="318037" table:style-name="ce46">
            <text:p>318.037</text:p>
          </table:table-cell>
          <table:table-cell office:value-type="percentage" office:value="0.8198435776079851" table:style-name="ce47">
            <text:p>82,0%</text:p>
          </table:table-cell>
          <table:table-cell office:value-type="float" office:value="229671" table:style-name="ce46">
            <text:p>229.671</text:p>
          </table:table-cell>
          <table:table-cell office:value-type="percentage" office:value="0.73864871644786356" table:style-name="ce47">
            <text:p>73,9%</text:p>
          </table:table-cell>
          <table:table-cell office:value-type="float" office:value="188085" table:style-name="ce46">
            <text:p>188.085</text:p>
          </table:table-cell>
          <table:table-cell office:value-type="percentage" office:value="0.74711616378283041" table:style-name="ce47">
            <text:p>74,7%</text:p>
          </table:table-cell>
          <table:table-cell office:value-type="float" office:value="153142" table:style-name="ce46">
            <text:p>153.142</text:p>
          </table:table-cell>
          <table:table-cell office:value-type="percentage" office:value="0.85174947301679116" table:style-name="ce47">
            <text:p>85,2%</text:p>
          </table:table-cell>
          <table:table-cell office:value-type="float" office:value="1678750" table:style-name="ce46">
            <text:p>1.678.750</text:p>
          </table:table-cell>
          <table:table-cell office:value-type="float" office:value="1960774" table:style-name="ce46">
            <text:p>1.960.774</text:p>
          </table:table-cell>
          <table:table-cell office:value-type="percentage" office:value="0.8561670034384381" table:style-name="ce47">
            <text:p>85,6%</text:p>
          </table:table-cell>
          <table:table-cell office:value-type="percentage" office:value="0.77150139341308999" table:style-name="ce47">
            <text:p>77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2318" table:style-name="ce46">
            <text:p>42.318</text:p>
          </table:table-cell>
          <table:table-cell office:value-type="percentage" office:value="1" table:style-name="ce47">
            <text:p>100,0%</text:p>
          </table:table-cell>
          <table:table-cell office:value-type="float" office:value="55922" table:style-name="ce46">
            <text:p>55.922</text:p>
          </table:table-cell>
          <table:table-cell office:value-type="percentage" office:value="1" table:style-name="ce47">
            <text:p>100,0%</text:p>
          </table:table-cell>
          <table:table-cell office:value-type="float" office:value="76671" table:style-name="ce46">
            <text:p>76.671</text:p>
          </table:table-cell>
          <table:table-cell office:value-type="percentage" office:value="0.99128579740125411" table:style-name="ce47">
            <text:p>99,1%</text:p>
          </table:table-cell>
          <table:table-cell office:value-type="float" office:value="84278" table:style-name="ce46">
            <text:p>84.278</text:p>
          </table:table-cell>
          <table:table-cell office:value-type="percentage" office:value="0.93679694099862165" table:style-name="ce47">
            <text:p>93,7%</text:p>
          </table:table-cell>
          <table:table-cell office:value-type="float" office:value="88006" table:style-name="ce46">
            <text:p>88.006</text:p>
          </table:table-cell>
          <table:table-cell office:value-type="percentage" office:value="0.9001421718540642" table:style-name="ce47">
            <text:p>90,0%</text:p>
          </table:table-cell>
          <table:table-cell office:value-type="float" office:value="54659" table:style-name="ce46">
            <text:p>54.659</text:p>
          </table:table-cell>
          <table:table-cell office:value-type="percentage" office:value="0.77560200360421727" table:style-name="ce47">
            <text:p>77,6%</text:p>
          </table:table-cell>
          <table:table-cell office:value-type="float" office:value="41139" table:style-name="ce46">
            <text:p>41.139</text:p>
          </table:table-cell>
          <table:table-cell office:value-type="percentage" office:value="0.81455301455301454" table:style-name="ce47">
            <text:p>81,5%</text:p>
          </table:table-cell>
          <table:table-cell office:value-type="float" office:value="39245" table:style-name="ce46">
            <text:p>39.245</text:p>
          </table:table-cell>
          <table:table-cell office:value-type="percentage" office:value="0.89268248299706576" table:style-name="ce47">
            <text:p>89,3%</text:p>
          </table:table-cell>
          <table:table-cell office:value-type="float" office:value="482238" table:style-name="ce46">
            <text:p>482.238</text:p>
          </table:table-cell>
          <table:table-cell office:value-type="float" office:value="524127" table:style-name="ce46">
            <text:p>524.127</text:p>
          </table:table-cell>
          <table:table-cell office:value-type="percentage" office:value="0.92007853058514444" table:style-name="ce47">
            <text:p>92,0%</text:p>
          </table:table-cell>
          <table:table-cell office:value-type="percentage" office:value="0.82730118973074518" table:style-name="ce47">
            <text:p>82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9333" table:style-name="ce46">
            <text:p>229.333</text:p>
          </table:table-cell>
          <table:table-cell office:value-type="percentage" office:value="1" table:style-name="ce47">
            <text:p>100,0%</text:p>
          </table:table-cell>
          <table:table-cell office:value-type="float" office:value="250496" table:style-name="ce46">
            <text:p>250.496</text:p>
          </table:table-cell>
          <table:table-cell office:value-type="percentage" office:value="1" table:style-name="ce47">
            <text:p>100,0%</text:p>
          </table:table-cell>
          <table:table-cell office:value-type="float" office:value="320452" table:style-name="ce46">
            <text:p>320.452</text:p>
          </table:table-cell>
          <table:table-cell office:value-type="percentage" office:value="1" table:style-name="ce47">
            <text:p>100,0%</text:p>
          </table:table-cell>
          <table:table-cell office:value-type="float" office:value="352848" table:style-name="ce46">
            <text:p>352.848</text:p>
          </table:table-cell>
          <table:table-cell office:value-type="percentage" office:value="0.92568505279727165" table:style-name="ce47">
            <text:p>92,6%</text:p>
          </table:table-cell>
          <table:table-cell office:value-type="float" office:value="320321" table:style-name="ce46">
            <text:p>320.321</text:p>
          </table:table-cell>
          <table:table-cell office:value-type="percentage" office:value="0.88168618653748232" table:style-name="ce47">
            <text:p>88,2%</text:p>
          </table:table-cell>
          <table:table-cell office:value-type="float" office:value="211855" table:style-name="ce46">
            <text:p>211.855</text:p>
          </table:table-cell>
          <table:table-cell office:value-type="percentage" office:value="0.7911443220816855" table:style-name="ce47">
            <text:p>79,1%</text:p>
          </table:table-cell>
          <table:table-cell office:value-type="float" office:value="172471" table:style-name="ce46">
            <text:p>172.471</text:p>
          </table:table-cell>
          <table:table-cell office:value-type="percentage" office:value="0.81737486137834947" table:style-name="ce47">
            <text:p>81,7%</text:p>
          </table:table-cell>
          <table:table-cell office:value-type="float" office:value="143191" table:style-name="ce46">
            <text:p>143.191</text:p>
          </table:table-cell>
          <table:table-cell office:value-type="percentage" office:value="0.8660292000822537" table:style-name="ce47">
            <text:p>86,6%</text:p>
          </table:table-cell>
          <table:table-cell office:value-type="float" office:value="2000967" table:style-name="ce46">
            <text:p>2.000.967</text:p>
          </table:table-cell>
          <table:table-cell office:value-type="float" office:value="2176253" table:style-name="ce46">
            <text:p>2.176.253</text:p>
          </table:table-cell>
          <table:table-cell office:value-type="percentage" office:value="0.91945513687976532" table:style-name="ce47">
            <text:p>91,9%</text:p>
          </table:table-cell>
          <table:table-cell office:value-type="percentage" office:value="0.83550543275385625" table:style-name="ce47">
            <text:p>83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8154" table:style-name="ce46">
            <text:p>138.154</text:p>
          </table:table-cell>
          <table:table-cell office:value-type="percentage" office:value="1" table:style-name="ce47">
            <text:p>100,0%</text:p>
          </table:table-cell>
          <table:table-cell office:value-type="float" office:value="158382" table:style-name="ce46">
            <text:p>158.382</text:p>
          </table:table-cell>
          <table:table-cell office:value-type="percentage" office:value="0.99548085807128806" table:style-name="ce47">
            <text:p>99,5%</text:p>
          </table:table-cell>
          <table:table-cell office:value-type="float" office:value="222335" table:style-name="ce46">
            <text:p>222.335</text:p>
          </table:table-cell>
          <table:table-cell office:value-type="percentage" office:value="1" table:style-name="ce47">
            <text:p>100,0%</text:p>
          </table:table-cell>
          <table:table-cell office:value-type="float" office:value="286256" table:style-name="ce46">
            <text:p>286.256</text:p>
          </table:table-cell>
          <table:table-cell office:value-type="percentage" office:value="0.93098042786801005" table:style-name="ce47">
            <text:p>93,1%</text:p>
          </table:table-cell>
          <table:table-cell office:value-type="float" office:value="286888" table:style-name="ce46">
            <text:p>286.888</text:p>
          </table:table-cell>
          <table:table-cell office:value-type="percentage" office:value="0.86776667019555054" table:style-name="ce47">
            <text:p>86,8%</text:p>
          </table:table-cell>
          <table:table-cell office:value-type="float" office:value="205272" table:style-name="ce46">
            <text:p>205.272</text:p>
          </table:table-cell>
          <table:table-cell office:value-type="percentage" office:value="0.77198656642885888" table:style-name="ce47">
            <text:p>77,2%</text:p>
          </table:table-cell>
          <table:table-cell office:value-type="float" office:value="172392" table:style-name="ce46">
            <text:p>172.392</text:p>
          </table:table-cell>
          <table:table-cell office:value-type="percentage" office:value="0.79046627752889875" table:style-name="ce47">
            <text:p>79,0%</text:p>
          </table:table-cell>
          <table:table-cell office:value-type="float" office:value="148671" table:style-name="ce46">
            <text:p>148.671</text:p>
          </table:table-cell>
          <table:table-cell office:value-type="percentage" office:value="0.85456855126112252" table:style-name="ce47">
            <text:p>85,5%</text:p>
          </table:table-cell>
          <table:table-cell office:value-type="float" office:value="1618350" table:style-name="ce46">
            <text:p>1.618.350</text:p>
          </table:table-cell>
          <table:table-cell office:value-type="float" office:value="1808784" table:style-name="ce46">
            <text:p>1.808.784</text:p>
          </table:table-cell>
          <table:table-cell office:value-type="percentage" office:value="0.89471711381790198" table:style-name="ce47">
            <text:p>89,5%</text:p>
          </table:table-cell>
          <table:table-cell office:value-type="percentage" office:value="0.79128368034554697" table:style-name="ce47">
            <text:p>79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58822" table:style-name="ce46">
            <text:p>458.822</text:p>
          </table:table-cell>
          <table:table-cell office:value-type="percentage" office:value="1" table:style-name="ce47">
            <text:p>100,0%</text:p>
          </table:table-cell>
          <table:table-cell office:value-type="float" office:value="618338" table:style-name="ce46">
            <text:p>618.338</text:p>
          </table:table-cell>
          <table:table-cell office:value-type="percentage" office:value="0.97331305919167876" table:style-name="ce47">
            <text:p>97,3%</text:p>
          </table:table-cell>
          <table:table-cell office:value-type="float" office:value="799397" table:style-name="ce46">
            <text:p>799.397</text:p>
          </table:table-cell>
          <table:table-cell office:value-type="percentage" office:value="0.95440815488356989" table:style-name="ce47">
            <text:p>95,4%</text:p>
          </table:table-cell>
          <table:table-cell office:value-type="float" office:value="1024998" table:style-name="ce46">
            <text:p>1.024.998</text:p>
          </table:table-cell>
          <table:table-cell office:value-type="percentage" office:value="0.93883199912070192" table:style-name="ce47">
            <text:p>93,9%</text:p>
          </table:table-cell>
          <table:table-cell office:value-type="float" office:value="1127253" table:style-name="ce46">
            <text:p>1.127.253</text:p>
          </table:table-cell>
          <table:table-cell office:value-type="percentage" office:value="0.85608408549806148" table:style-name="ce47">
            <text:p>85,6%</text:p>
          </table:table-cell>
          <table:table-cell office:value-type="float" office:value="776225" table:style-name="ce46">
            <text:p>776.225</text:p>
          </table:table-cell>
          <table:table-cell office:value-type="percentage" office:value="0.74304648820851349" table:style-name="ce47">
            <text:p>74,3%</text:p>
          </table:table-cell>
          <table:table-cell office:value-type="float" office:value="636346" table:style-name="ce46">
            <text:p>636.346</text:p>
          </table:table-cell>
          <table:table-cell office:value-type="percentage" office:value="0.75851645240692067" table:style-name="ce47">
            <text:p>75,9%</text:p>
          </table:table-cell>
          <table:table-cell office:value-type="float" office:value="528623" table:style-name="ce46">
            <text:p>528.623</text:p>
          </table:table-cell>
          <table:table-cell office:value-type="percentage" office:value="0.80562388176162736" table:style-name="ce47">
            <text:p>80,6%</text:p>
          </table:table-cell>
          <table:table-cell office:value-type="float" office:value="5970002" table:style-name="ce46">
            <text:p>5.970.002</text:p>
          </table:table-cell>
          <table:table-cell office:value-type="float" office:value="6868360" table:style-name="ce46">
            <text:p>6.868.360</text:p>
          </table:table-cell>
          <table:table-cell office:value-type="percentage" office:value="0.86920341973920989" table:style-name="ce47">
            <text:p>86,9%</text:p>
          </table:table-cell>
          <table:table-cell office:value-type="percentage" office:value="0.76730520061811103" table:style-name="ce47">
            <text:p>76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7272" table:style-name="ce46">
            <text:p>297.272</text:p>
          </table:table-cell>
          <table:table-cell office:value-type="percentage" office:value="1" table:style-name="ce47">
            <text:p>100,0%</text:p>
          </table:table-cell>
          <table:table-cell office:value-type="float" office:value="434449" table:style-name="ce46">
            <text:p>434.449</text:p>
          </table:table-cell>
          <table:table-cell office:value-type="percentage" office:value="0.99220530669480334" table:style-name="ce47">
            <text:p>99,2%</text:p>
          </table:table-cell>
          <table:table-cell office:value-type="float" office:value="570111" table:style-name="ce46">
            <text:p>570.111</text:p>
          </table:table-cell>
          <table:table-cell office:value-type="percentage" office:value="0.9817177749307765" table:style-name="ce47">
            <text:p>98,2%</text:p>
          </table:table-cell>
          <table:table-cell office:value-type="float" office:value="714826" table:style-name="ce46">
            <text:p>714.826</text:p>
          </table:table-cell>
          <table:table-cell office:value-type="percentage" office:value="0.95014448370005877" table:style-name="ce47">
            <text:p>95,0%</text:p>
          </table:table-cell>
          <table:table-cell office:value-type="float" office:value="752572" table:style-name="ce46">
            <text:p>752.572</text:p>
          </table:table-cell>
          <table:table-cell office:value-type="percentage" office:value="0.88372781204056416" table:style-name="ce47">
            <text:p>88,4%</text:p>
          </table:table-cell>
          <table:table-cell office:value-type="float" office:value="509170" table:style-name="ce46">
            <text:p>509.170</text:p>
          </table:table-cell>
          <table:table-cell office:value-type="percentage" office:value="0.78483689628968534" table:style-name="ce47">
            <text:p>78,5%</text:p>
          </table:table-cell>
          <table:table-cell office:value-type="float" office:value="424559" table:style-name="ce46">
            <text:p>424.559</text:p>
          </table:table-cell>
          <table:table-cell office:value-type="percentage" office:value="0.82258789520388431" table:style-name="ce47">
            <text:p>82,3%</text:p>
          </table:table-cell>
          <table:table-cell office:value-type="float" office:value="370349" table:style-name="ce46">
            <text:p>370.349</text:p>
          </table:table-cell>
          <table:table-cell office:value-type="percentage" office:value="0.87237210003509758" table:style-name="ce47">
            <text:p>87,2%</text:p>
          </table:table-cell>
          <table:table-cell office:value-type="float" office:value="4073308" table:style-name="ce46">
            <text:p>4.073.308</text:p>
          </table:table-cell>
          <table:table-cell office:value-type="float" office:value="4488459" table:style-name="ce46">
            <text:p>4.488.459</text:p>
          </table:table-cell>
          <table:table-cell office:value-type="percentage" office:value="0.90750700853009914" table:style-name="ce47">
            <text:p>90,8%</text:p>
          </table:table-cell>
          <table:table-cell office:value-type="percentage" office:value="0.80542291590086756" table:style-name="ce47">
            <text:p>80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8275" table:style-name="ce46">
            <text:p>78.275</text:p>
          </table:table-cell>
          <table:table-cell office:value-type="percentage" office:value="1" table:style-name="ce47">
            <text:p>100,0%</text:p>
          </table:table-cell>
          <table:table-cell office:value-type="float" office:value="95927" table:style-name="ce46">
            <text:p>95.927</text:p>
          </table:table-cell>
          <table:table-cell office:value-type="percentage" office:value="1" table:style-name="ce47">
            <text:p>100,0%</text:p>
          </table:table-cell>
          <table:table-cell office:value-type="float" office:value="132867" table:style-name="ce46">
            <text:p>132.867</text:p>
          </table:table-cell>
          <table:table-cell office:value-type="percentage" office:value="1" table:style-name="ce47">
            <text:p>100,0%</text:p>
          </table:table-cell>
          <table:table-cell office:value-type="float" office:value="161496" table:style-name="ce46">
            <text:p>161.496</text:p>
          </table:table-cell>
          <table:table-cell office:value-type="percentage" office:value="0.95437783661119513" table:style-name="ce47">
            <text:p>95,4%</text:p>
          </table:table-cell>
          <table:table-cell office:value-type="float" office:value="146231" table:style-name="ce46">
            <text:p>146.231</text:p>
          </table:table-cell>
          <table:table-cell office:value-type="percentage" office:value="0.9168432668313542" table:style-name="ce47">
            <text:p>91,7%</text:p>
          </table:table-cell>
          <table:table-cell office:value-type="float" office:value="113060" table:style-name="ce46">
            <text:p>113.060</text:p>
          </table:table-cell>
          <table:table-cell office:value-type="percentage" office:value="0.8470246255965358" table:style-name="ce47">
            <text:p>84,7%</text:p>
          </table:table-cell>
          <table:table-cell office:value-type="float" office:value="93228" table:style-name="ce46">
            <text:p>93.228</text:p>
          </table:table-cell>
          <table:table-cell office:value-type="percentage" office:value="0.82269678785739497" table:style-name="ce47">
            <text:p>82,3%</text:p>
          </table:table-cell>
          <table:table-cell office:value-type="float" office:value="76461" table:style-name="ce46">
            <text:p>76.461</text:p>
          </table:table-cell>
          <table:table-cell office:value-type="percentage" office:value="0.90219469026548671" table:style-name="ce47">
            <text:p>90,2%</text:p>
          </table:table-cell>
          <table:table-cell office:value-type="float" office:value="897545" table:style-name="ce46">
            <text:p>897.545</text:p>
          </table:table-cell>
          <table:table-cell office:value-type="float" office:value="953437" table:style-name="ce46">
            <text:p>953.437</text:p>
          </table:table-cell>
          <table:table-cell office:value-type="percentage" office:value="0.94137840255832317" table:style-name="ce47">
            <text:p>94,1%</text:p>
          </table:table-cell>
          <table:table-cell office:value-type="percentage" office:value="0.84356763757451925" table:style-name="ce47">
            <text:p>84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2306" table:style-name="ce46">
            <text:p>242.306</text:p>
          </table:table-cell>
          <table:table-cell office:value-type="percentage" office:value="1" table:style-name="ce47">
            <text:p>100,0%</text:p>
          </table:table-cell>
          <table:table-cell office:value-type="float" office:value="291318" table:style-name="ce46">
            <text:p>291.318</text:p>
          </table:table-cell>
          <table:table-cell office:value-type="percentage" office:value="1" table:style-name="ce47">
            <text:p>100,0%</text:p>
          </table:table-cell>
          <table:table-cell office:value-type="float" office:value="345985" table:style-name="ce46">
            <text:p>345.985</text:p>
          </table:table-cell>
          <table:table-cell office:value-type="percentage" office:value="0.99728473137000007" table:style-name="ce47">
            <text:p>99,7%</text:p>
          </table:table-cell>
          <table:table-cell office:value-type="float" office:value="390846" table:style-name="ce46">
            <text:p>390.846</text:p>
          </table:table-cell>
          <table:table-cell office:value-type="percentage" office:value="0.96293814318693038" table:style-name="ce47">
            <text:p>96,3%</text:p>
          </table:table-cell>
          <table:table-cell office:value-type="float" office:value="407876" table:style-name="ce46">
            <text:p>407.876</text:p>
          </table:table-cell>
          <table:table-cell office:value-type="percentage" office:value="0.92025422983116778" table:style-name="ce47">
            <text:p>92,0%</text:p>
          </table:table-cell>
          <table:table-cell office:value-type="float" office:value="263442" table:style-name="ce46">
            <text:p>263.442</text:p>
          </table:table-cell>
          <table:table-cell office:value-type="percentage" office:value="0.81458096274674718" table:style-name="ce47">
            <text:p>81,5%</text:p>
          </table:table-cell>
          <table:table-cell office:value-type="float" office:value="198687" table:style-name="ce46">
            <text:p>198.687</text:p>
          </table:table-cell>
          <table:table-cell office:value-type="percentage" office:value="0.86018763448075819" table:style-name="ce47">
            <text:p>86,0%</text:p>
          </table:table-cell>
          <table:table-cell office:value-type="float" office:value="168312" table:style-name="ce46">
            <text:p>168.312</text:p>
          </table:table-cell>
          <table:table-cell office:value-type="percentage" office:value="0.93503030437705204" table:style-name="ce47">
            <text:p>93,5%</text:p>
          </table:table-cell>
          <table:table-cell office:value-type="float" office:value="2308772" table:style-name="ce46">
            <text:p>2.308.772</text:p>
          </table:table-cell>
          <table:table-cell office:value-type="float" office:value="2454497" table:style-name="ce46">
            <text:p>2.454.497</text:p>
          </table:table-cell>
          <table:table-cell office:value-type="percentage" office:value="0.94062938353560832" table:style-name="ce47">
            <text:p>94,1%</text:p>
          </table:table-cell>
          <table:table-cell office:value-type="percentage" office:value="0.85452504405365426" table:style-name="ce47">
            <text:p>85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364" table:style-name="ce46">
            <text:p>23.364</text:p>
          </table:table-cell>
          <table:table-cell office:value-type="percentage" office:value="1" table:style-name="ce47">
            <text:p>100,0%</text:p>
          </table:table-cell>
          <table:table-cell office:value-type="float" office:value="28665" table:style-name="ce46">
            <text:p>28.665</text:p>
          </table:table-cell>
          <table:table-cell office:value-type="percentage" office:value="1" table:style-name="ce47">
            <text:p>100,0%</text:p>
          </table:table-cell>
          <table:table-cell office:value-type="float" office:value="38050" table:style-name="ce46">
            <text:p>38.050</text:p>
          </table:table-cell>
          <table:table-cell office:value-type="percentage" office:value="1" table:style-name="ce47">
            <text:p>100,0%</text:p>
          </table:table-cell>
          <table:table-cell office:value-type="float" office:value="45398" table:style-name="ce46">
            <text:p>45.398</text:p>
          </table:table-cell>
          <table:table-cell office:value-type="percentage" office:value="0.95245887881839542" table:style-name="ce47">
            <text:p>95,2%</text:p>
          </table:table-cell>
          <table:table-cell office:value-type="float" office:value="47538" table:style-name="ce46">
            <text:p>47.538</text:p>
          </table:table-cell>
          <table:table-cell office:value-type="percentage" office:value="0.897841237463879" table:style-name="ce47">
            <text:p>89,8%</text:p>
          </table:table-cell>
          <table:table-cell office:value-type="float" office:value="31156" table:style-name="ce46">
            <text:p>31.156</text:p>
          </table:table-cell>
          <table:table-cell office:value-type="percentage" office:value="0.79239044736641318" table:style-name="ce47">
            <text:p>79,2%</text:p>
          </table:table-cell>
          <table:table-cell office:value-type="float" office:value="24131" table:style-name="ce46">
            <text:p>24.131</text:p>
          </table:table-cell>
          <table:table-cell office:value-type="percentage" office:value="0.79227132444677917" table:style-name="ce47">
            <text:p>79,2%</text:p>
          </table:table-cell>
          <table:table-cell office:value-type="float" office:value="21930" table:style-name="ce46">
            <text:p>21.930</text:p>
          </table:table-cell>
          <table:table-cell office:value-type="percentage" office:value="0.85892213692621022" table:style-name="ce47">
            <text:p>85,9%</text:p>
          </table:table-cell>
          <table:table-cell office:value-type="float" office:value="260232" table:style-name="ce46">
            <text:p>260.232</text:p>
          </table:table-cell>
          <table:table-cell office:value-type="float" office:value="283970" table:style-name="ce46">
            <text:p>283.970</text:p>
          </table:table-cell>
          <table:table-cell office:value-type="percentage" office:value="0.91640666267563475" table:style-name="ce47">
            <text:p>91,6%</text:p>
          </table:table-cell>
          <table:table-cell office:value-type="percentage" office:value="0.813443612970986" table:style-name="ce47">
            <text:p>81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3889" table:style-name="ce46">
            <text:p>373.889</text:p>
          </table:table-cell>
          <table:table-cell office:value-type="percentage" office:value="1" table:style-name="ce47">
            <text:p>100,0%</text:p>
          </table:table-cell>
          <table:table-cell office:value-type="float" office:value="510986" table:style-name="ce46">
            <text:p>510.986</text:p>
          </table:table-cell>
          <table:table-cell office:value-type="percentage" office:value="0.97130669991883378" table:style-name="ce47">
            <text:p>97,1%</text:p>
          </table:table-cell>
          <table:table-cell office:value-type="float" office:value="688695" table:style-name="ce46">
            <text:p>688.695</text:p>
          </table:table-cell>
          <table:table-cell office:value-type="percentage" office:value="0.97920159016554276" table:style-name="ce47">
            <text:p>97,9%</text:p>
          </table:table-cell>
          <table:table-cell office:value-type="float" office:value="940058" table:style-name="ce46">
            <text:p>940.058</text:p>
          </table:table-cell>
          <table:table-cell office:value-type="percentage" office:value="0.96635940389583286" table:style-name="ce47">
            <text:p>96,6%</text:p>
          </table:table-cell>
          <table:table-cell office:value-type="float" office:value="1029796" table:style-name="ce46">
            <text:p>1.029.796</text:p>
          </table:table-cell>
          <table:table-cell office:value-type="percentage" office:value="0.88320893058232153" table:style-name="ce47">
            <text:p>88,3%</text:p>
          </table:table-cell>
          <table:table-cell office:value-type="float" office:value="744182" table:style-name="ce46">
            <text:p>744.182</text:p>
          </table:table-cell>
          <table:table-cell office:value-type="percentage" office:value="0.7836464344383135" table:style-name="ce47">
            <text:p>78,4%</text:p>
          </table:table-cell>
          <table:table-cell office:value-type="float" office:value="595966" table:style-name="ce46">
            <text:p>595.966</text:p>
          </table:table-cell>
          <table:table-cell office:value-type="percentage" office:value="0.80267483753661739" table:style-name="ce47">
            <text:p>80,3%</text:p>
          </table:table-cell>
          <table:table-cell office:value-type="float" office:value="451389" table:style-name="ce46">
            <text:p>451.389</text:p>
          </table:table-cell>
          <table:table-cell office:value-type="percentage" office:value="0.81545573777599534" table:style-name="ce47">
            <text:p>81,5%</text:p>
          </table:table-cell>
          <table:table-cell office:value-type="float" office:value="5334961" table:style-name="ce46">
            <text:p>5.334.961</text:p>
          </table:table-cell>
          <table:table-cell office:value-type="float" office:value="5977937" table:style-name="ce46">
            <text:p>5.977.937</text:p>
          </table:table-cell>
          <table:table-cell office:value-type="percentage" office:value="0.8924418239937959" table:style-name="ce47">
            <text:p>89,2%</text:p>
          </table:table-cell>
          <table:table-cell office:value-type="percentage" office:value="0.78688040274411608" table:style-name="ce47">
            <text:p>78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3967" table:style-name="ce46">
            <text:p>73.967</text:p>
          </table:table-cell>
          <table:table-cell office:value-type="percentage" office:value="1" table:style-name="ce47">
            <text:p>100,0%</text:p>
          </table:table-cell>
          <table:table-cell office:value-type="float" office:value="103295" table:style-name="ce46">
            <text:p>103.295</text:p>
          </table:table-cell>
          <table:table-cell office:value-type="percentage" office:value="1" table:style-name="ce47">
            <text:p>100,0%</text:p>
          </table:table-cell>
          <table:table-cell office:value-type="float" office:value="148264" table:style-name="ce46">
            <text:p>148.264</text:p>
          </table:table-cell>
          <table:table-cell office:value-type="percentage" office:value="1" table:style-name="ce47">
            <text:p>100,0%</text:p>
          </table:table-cell>
          <table:table-cell office:value-type="float" office:value="207384" table:style-name="ce46">
            <text:p>207.384</text:p>
          </table:table-cell>
          <table:table-cell office:value-type="percentage" office:value="0.9724650185692314" table:style-name="ce47">
            <text:p>97,2%</text:p>
          </table:table-cell>
          <table:table-cell office:value-type="float" office:value="231472" table:style-name="ce46">
            <text:p>231.472</text:p>
          </table:table-cell>
          <table:table-cell office:value-type="percentage" office:value="0.91074414633474587" table:style-name="ce47">
            <text:p>91,1%</text:p>
          </table:table-cell>
          <table:table-cell office:value-type="float" office:value="166842" table:style-name="ce46">
            <text:p>166.842</text:p>
          </table:table-cell>
          <table:table-cell office:value-type="percentage" office:value="0.79827562283794973" table:style-name="ce47">
            <text:p>79,8%</text:p>
          </table:table-cell>
          <table:table-cell office:value-type="float" office:value="140326" table:style-name="ce46">
            <text:p>140.326</text:p>
          </table:table-cell>
          <table:table-cell office:value-type="percentage" office:value="0.81467419070177882" table:style-name="ce47">
            <text:p>81,5%</text:p>
          </table:table-cell>
          <table:table-cell office:value-type="float" office:value="118723" table:style-name="ce46">
            <text:p>118.723</text:p>
          </table:table-cell>
          <table:table-cell office:value-type="percentage" office:value="0.83670204518866198" table:style-name="ce47">
            <text:p>83,7%</text:p>
          </table:table-cell>
          <table:table-cell office:value-type="float" office:value="1190273" table:style-name="ce46">
            <text:p>1.190.273</text:p>
          </table:table-cell>
          <table:table-cell office:value-type="float" office:value="1310137" table:style-name="ce46">
            <text:p>1.310.137</text:p>
          </table:table-cell>
          <table:table-cell office:value-type="percentage" office:value="0.90851033136229264" table:style-name="ce47">
            <text:p>90,9%</text:p>
          </table:table-cell>
          <table:table-cell office:value-type="percentage" office:value="0.78760775013548379" table:style-name="ce47">
            <text:p>78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513" table:style-name="ce46">
            <text:p>42.513</text:p>
          </table:table-cell>
          <table:table-cell office:value-type="percentage" office:value="1" table:style-name="ce47">
            <text:p>100,0%</text:p>
          </table:table-cell>
          <table:table-cell office:value-type="float" office:value="55896" table:style-name="ce46">
            <text:p>55.896</text:p>
          </table:table-cell>
          <table:table-cell office:value-type="percentage" office:value="1" table:style-name="ce47">
            <text:p>100,0%</text:p>
          </table:table-cell>
          <table:table-cell office:value-type="float" office:value="72290" table:style-name="ce46">
            <text:p>72.290</text:p>
          </table:table-cell>
          <table:table-cell office:value-type="percentage" office:value="0.97895563620605597" table:style-name="ce47">
            <text:p>97,9%</text:p>
          </table:table-cell>
          <table:table-cell office:value-type="float" office:value="91889" table:style-name="ce46">
            <text:p>91.889</text:p>
          </table:table-cell>
          <table:table-cell office:value-type="percentage" office:value="0.9503071545287195" table:style-name="ce47">
            <text:p>95,0%</text:p>
          </table:table-cell>
          <table:table-cell office:value-type="float" office:value="95285" table:style-name="ce46">
            <text:p>95.285</text:p>
          </table:table-cell>
          <table:table-cell office:value-type="percentage" office:value="0.88225218051517562" table:style-name="ce47">
            <text:p>88,2%</text:p>
          </table:table-cell>
          <table:table-cell office:value-type="float" office:value="63971" table:style-name="ce46">
            <text:p>63.971</text:p>
          </table:table-cell>
          <table:table-cell office:value-type="percentage" office:value="0.78645455551320986" table:style-name="ce47">
            <text:p>78,6%</text:p>
          </table:table-cell>
          <table:table-cell office:value-type="float" office:value="56925" table:style-name="ce46">
            <text:p>56.925</text:p>
          </table:table-cell>
          <table:table-cell office:value-type="percentage" office:value="0.83557179972698048" table:style-name="ce47">
            <text:p>83,6%</text:p>
          </table:table-cell>
          <table:table-cell office:value-type="float" office:value="48809" table:style-name="ce46">
            <text:p>48.809</text:p>
          </table:table-cell>
          <table:table-cell office:value-type="percentage" office:value="0.86559196992267862" table:style-name="ce47">
            <text:p>86,6%</text:p>
          </table:table-cell>
          <table:table-cell office:value-type="float" office:value="527578" table:style-name="ce46">
            <text:p>527.578</text:p>
          </table:table-cell>
          <table:table-cell office:value-type="float" office:value="581354" table:style-name="ce46">
            <text:p>581.354</text:p>
          </table:table-cell>
          <table:table-cell office:value-type="percentage" office:value="0.90749870130763699" table:style-name="ce47">
            <text:p>90,7%</text:p>
          </table:table-cell>
          <table:table-cell office:value-type="percentage" office:value="0.79791348115614558" table:style-name="ce47">
            <text:p>79,8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4184" table:style-name="ce46">
            <text:p>164.184</text:p>
          </table:table-cell>
          <table:table-cell office:value-type="percentage" office:value="1" table:style-name="ce47">
            <text:p>100,0%</text:p>
          </table:table-cell>
          <table:table-cell office:value-type="float" office:value="213744" table:style-name="ce46">
            <text:p>213.744</text:p>
          </table:table-cell>
          <table:table-cell office:value-type="percentage" office:value="1" table:style-name="ce47">
            <text:p>100,0%</text:p>
          </table:table-cell>
          <table:table-cell office:value-type="float" office:value="278518" table:style-name="ce46">
            <text:p>278.518</text:p>
          </table:table-cell>
          <table:table-cell office:value-type="percentage" office:value="0.99428457191407937" table:style-name="ce47">
            <text:p>99,4%</text:p>
          </table:table-cell>
          <table:table-cell office:value-type="float" office:value="323808" table:style-name="ce46">
            <text:p>323.808</text:p>
          </table:table-cell>
          <table:table-cell office:value-type="percentage" office:value="0.95244090041385154" table:style-name="ce47">
            <text:p>95,2%</text:p>
          </table:table-cell>
          <table:table-cell office:value-type="float" office:value="320309" table:style-name="ce46">
            <text:p>320.309</text:p>
          </table:table-cell>
          <table:table-cell office:value-type="percentage" office:value="0.88450652108479477" table:style-name="ce47">
            <text:p>88,5%</text:p>
          </table:table-cell>
          <table:table-cell office:value-type="float" office:value="202518" table:style-name="ce46">
            <text:p>202.518</text:p>
          </table:table-cell>
          <table:table-cell office:value-type="percentage" office:value="0.77729204008551367" table:style-name="ce47">
            <text:p>77,7%</text:p>
          </table:table-cell>
          <table:table-cell office:value-type="float" office:value="163131" table:style-name="ce46">
            <text:p>163.131</text:p>
          </table:table-cell>
          <table:table-cell office:value-type="percentage" office:value="0.80944654499985114" table:style-name="ce47">
            <text:p>80,9%</text:p>
          </table:table-cell>
          <table:table-cell office:value-type="float" office:value="145649" table:style-name="ce46">
            <text:p>145.649</text:p>
          </table:table-cell>
          <table:table-cell office:value-type="percentage" office:value="0.86384233064066518" table:style-name="ce47">
            <text:p>86,4%</text:p>
          </table:table-cell>
          <table:table-cell office:value-type="float" office:value="1811861" table:style-name="ce46">
            <text:p>1.811.861</text:p>
          </table:table-cell>
          <table:table-cell office:value-type="float" office:value="1983943" table:style-name="ce46">
            <text:p>1.983.943</text:p>
          </table:table-cell>
          <table:table-cell office:value-type="percentage" office:value="0.91326262901706345" table:style-name="ce47">
            <text:p>91,3%</text:p>
          </table:table-cell>
          <table:table-cell office:value-type="percentage" office:value="0.81596835673342627" table:style-name="ce47">
            <text:p>81,6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400" table:style-name="ce46">
            <text:p>2.400</text:p>
          </table:table-cell>
          <table:table-cell office:value-type="percentage" office:value="0.92130518234165071" table:style-name="ce47">
            <text:p>92,1%</text:p>
          </table:table-cell>
          <table:table-cell office:value-type="float" office:value="3891" table:style-name="ce46">
            <text:p>3.891</text:p>
          </table:table-cell>
          <table:table-cell office:value-type="percentage" office:value="0.90111162575266324" table:style-name="ce47">
            <text:p>90,1%</text:p>
          </table:table-cell>
          <table:table-cell office:value-type="float" office:value="7665" table:style-name="ce46">
            <text:p>7.665</text:p>
          </table:table-cell>
          <table:table-cell office:value-type="percentage" office:value="0.97556319205803743" table:style-name="ce47">
            <text:p>97,6%</text:p>
          </table:table-cell>
          <table:table-cell office:value-type="float" office:value="10596" table:style-name="ce46">
            <text:p>10.596</text:p>
          </table:table-cell>
          <table:table-cell office:value-type="percentage" office:value="0.91692627206645894" table:style-name="ce47">
            <text:p>91,7%</text:p>
          </table:table-cell>
          <table:table-cell office:value-type="float" office:value="11164" table:style-name="ce46">
            <text:p>11.164</text:p>
          </table:table-cell>
          <table:table-cell office:value-type="percentage" office:value="0.88308811896851769" table:style-name="ce47">
            <text:p>88,3%</text:p>
          </table:table-cell>
          <table:table-cell office:value-type="float" office:value="9249" table:style-name="ce46">
            <text:p>9.249</text:p>
          </table:table-cell>
          <table:table-cell office:value-type="percentage" office:value="0.77761896754666215" table:style-name="ce47">
            <text:p>77,8%</text:p>
          </table:table-cell>
          <table:table-cell office:value-type="float" office:value="9224" table:style-name="ce46">
            <text:p>9.224</text:p>
          </table:table-cell>
          <table:table-cell office:value-type="percentage" office:value="0.84106866052703566" table:style-name="ce47">
            <text:p>84,1%</text:p>
          </table:table-cell>
          <table:table-cell office:value-type="float" office:value="8504" table:style-name="ce46">
            <text:p>8.504</text:p>
          </table:table-cell>
          <table:table-cell office:value-type="percentage" office:value="0.93184308568923957" table:style-name="ce47">
            <text:p>93,2%</text:p>
          </table:table-cell>
          <table:table-cell office:value-type="float" office:value="62693" table:style-name="ce46">
            <text:p>62.693</text:p>
          </table:table-cell>
          <table:table-cell office:value-type="float" office:value="70965" table:style-name="ce46">
            <text:p>70.965</text:p>
          </table:table-cell>
          <table:table-cell office:value-type="percentage" office:value="0.88343549637145069" table:style-name="ce47">
            <text:p>88,3%</text:p>
          </table:table-cell>
          <table:table-cell office:value-type="percentage" office:value="0.74455476116956842" table:style-name="ce47">
            <text:p>74,5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2012" table:style-name="ce46">
            <text:p>2.012</text:p>
          </table:table-cell>
          <table:table-cell office:value-type="percentage" office:value="0.85653469561515538" table:style-name="ce47">
            <text:p>85,7%</text:p>
          </table:table-cell>
          <table:table-cell office:value-type="float" office:value="3316" table:style-name="ce46">
            <text:p>3.316</text:p>
          </table:table-cell>
          <table:table-cell office:value-type="percentage" office:value="0.8847385272145144" table:style-name="ce47">
            <text:p>88,5%</text:p>
          </table:table-cell>
          <table:table-cell office:value-type="float" office:value="7181" table:style-name="ce46">
            <text:p>7.181</text:p>
          </table:table-cell>
          <table:table-cell office:value-type="percentage" office:value="0.91746518461735016" table:style-name="ce47">
            <text:p>91,7%</text:p>
          </table:table-cell>
          <table:table-cell office:value-type="float" office:value="9699" table:style-name="ce46">
            <text:p>9.699</text:p>
          </table:table-cell>
          <table:table-cell office:value-type="percentage" office:value="0.8583945481901053" table:style-name="ce47">
            <text:p>85,8%</text:p>
          </table:table-cell>
          <table:table-cell office:value-type="float" office:value="10086" table:style-name="ce46">
            <text:p>10.086</text:p>
          </table:table-cell>
          <table:table-cell office:value-type="percentage" office:value="0.84035994000999836" table:style-name="ce47">
            <text:p>84,0%</text:p>
          </table:table-cell>
          <table:table-cell office:value-type="float" office:value="8647" table:style-name="ce46">
            <text:p>8.647</text:p>
          </table:table-cell>
          <table:table-cell office:value-type="percentage" office:value="0.71268441440698915" table:style-name="ce47">
            <text:p>71,3%</text:p>
          </table:table-cell>
          <table:table-cell office:value-type="float" office:value="8736" table:style-name="ce46">
            <text:p>8.736</text:p>
          </table:table-cell>
          <table:table-cell office:value-type="percentage" office:value="0.72830345977490618" table:style-name="ce47">
            <text:p>72,8%</text:p>
          </table:table-cell>
          <table:table-cell office:value-type="float" office:value="7974" table:style-name="ce46">
            <text:p>7.974</text:p>
          </table:table-cell>
          <table:table-cell office:value-type="percentage" office:value="0.83288071861290991" table:style-name="ce47">
            <text:p>83,3%</text:p>
          </table:table-cell>
          <table:table-cell office:value-type="float" office:value="57651" table:style-name="ce46">
            <text:p>57.651</text:p>
          </table:table-cell>
          <table:table-cell office:value-type="float" office:value="70927" table:style-name="ce46">
            <text:p>70.927</text:p>
          </table:table-cell>
          <table:table-cell office:value-type="percentage" office:value="0.81282163351051084" table:style-name="ce47">
            <text:p>81,3%</text:p>
          </table:table-cell>
          <table:table-cell office:value-type="percentage" office:value="0.66207680646791311" table:style-name="ce47">
            <text:p>66,2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32" table:style-name="ce46">
            <text:p>32</text:p>
          </table:table-cell>
          <table:table-cell office:value-type="string" table:style-name="ce47">
            <text:p>-</text:p>
          </table:table-cell>
          <table:table-cell office:value-type="float" office:value="18" table:style-name="ce46">
            <text:p>18</text:p>
          </table:table-cell>
          <table:table-cell office:value-type="string" table:style-name="ce47">
            <text:p>-</text:p>
          </table:table-cell>
          <table:table-cell office:value-type="float" office:value="3537" table:style-name="ce46">
            <text:p>3.537</text:p>
          </table:table-cell>
          <table:table-cell office:value-type="string" table:style-name="ce47">
            <text:p>-</text:p>
          </table:table-cell>
          <table:table-cell office:value-type="float" office:value="9524" table:style-name="ce46">
            <text:p>9.524</text:p>
          </table:table-cell>
          <table:table-cell office:value-type="string" table:style-name="ce47">
            <text:p>-</text:p>
          </table:table-cell>
          <table:table-cell office:value-type="float" office:value="22111" table:style-name="ce46">
            <text:p>22.111</text:p>
          </table:table-cell>
          <table:table-cell office:value-type="string" table:style-name="ce47">
            <text:p>-</text:p>
          </table:table-cell>
          <table:table-cell office:value-type="float" office:value="31866" table:style-name="ce46">
            <text:p>31.866</text:p>
          </table:table-cell>
          <table:table-cell office:value-type="string" table:style-name="ce47">
            <text:p>-</text:p>
          </table:table-cell>
          <table:table-cell office:value-type="float" office:value="24591" table:style-name="ce46">
            <text:p>24.591</text:p>
          </table:table-cell>
          <table:table-cell office:value-type="string" table:style-name="ce47">
            <text:p>-</text:p>
          </table:table-cell>
          <table:table-cell office:value-type="float" office:value="1179" table:style-name="ce46">
            <text:p>1.179</text:p>
          </table:table-cell>
          <table:table-cell office:value-type="string" table:style-name="ce47">
            <text:p>-</text:p>
          </table:table-cell>
          <table:table-cell office:value-type="float" office:value="92858" table:style-name="ce46">
            <text:p>92.858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8">
            <text:p>Sanidad Exterior</text:p>
          </table:table-cell>
          <table:table-cell office:value-type="float" office:value="27" table:style-name="ce49">
            <text:p>27</text:p>
          </table:table-cell>
          <table:table-cell office:value-type="string" table:style-name="ce50">
            <text:p>-</text:p>
          </table:table-cell>
          <table:table-cell office:value-type="float" office:value="33" table:style-name="ce49">
            <text:p>33</text:p>
          </table:table-cell>
          <table:table-cell office:value-type="string" table:style-name="ce50">
            <text:p>-</text:p>
          </table:table-cell>
          <table:table-cell office:value-type="float" office:value="221" table:style-name="ce49">
            <text:p>221</text:p>
          </table:table-cell>
          <table:table-cell office:value-type="string" table:style-name="ce50">
            <text:p>-</text:p>
          </table:table-cell>
          <table:table-cell office:value-type="float" office:value="688" table:style-name="ce49">
            <text:p>688</text:p>
          </table:table-cell>
          <table:table-cell office:value-type="string" table:style-name="ce50">
            <text:p>-</text:p>
          </table:table-cell>
          <table:table-cell office:value-type="float" office:value="1310" table:style-name="ce49">
            <text:p>1.310</text:p>
          </table:table-cell>
          <table:table-cell office:value-type="string" table:style-name="ce50">
            <text:p>-</text:p>
          </table:table-cell>
          <table:table-cell office:value-type="float" office:value="1522" table:style-name="ce49">
            <text:p>1.522</text:p>
          </table:table-cell>
          <table:table-cell office:value-type="string" table:style-name="ce50">
            <text:p>-</text:p>
          </table:table-cell>
          <table:table-cell office:value-type="float" office:value="1277" table:style-name="ce49">
            <text:p>1.277</text:p>
          </table:table-cell>
          <table:table-cell office:value-type="string" table:style-name="ce50">
            <text:p>-</text:p>
          </table:table-cell>
          <table:table-cell office:value-type="float" office:value="171" table:style-name="ce49">
            <text:p>171</text:p>
          </table:table-cell>
          <table:table-cell office:value-type="string" table:style-name="ce50">
            <text:p>-</text:p>
          </table:table-cell>
          <table:table-cell office:value-type="float" office:value="5249" table:style-name="ce49">
            <text:p>5.249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4" table:style-name="ce29"/>
          <table:table-cell table:number-columns-repeated="16339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37484" table:style-name="ce53">
            <text:p>2.937.484</text:p>
          </table:table-cell>
          <table:table-cell office:value-type="percentage" office:value="1" table:style-name="ce54">
            <text:p>100,0%</text:p>
          </table:table-cell>
          <table:table-cell office:value-type="float" office:value="3942592" table:style-name="ce53">
            <text:p>3.942.592</text:p>
          </table:table-cell>
          <table:table-cell office:value-type="percentage" office:value="0.99559272685032618" table:style-name="ce54">
            <text:p>99,6%</text:p>
          </table:table-cell>
          <table:table-cell office:value-type="float" office:value="5279006" table:style-name="ce53">
            <text:p>5.279.006</text:p>
          </table:table-cell>
          <table:table-cell office:value-type="percentage" office:value="0.98913619035163292" table:style-name="ce54">
            <text:p>98,9%</text:p>
          </table:table-cell>
          <table:table-cell office:value-type="float" office:value="6680365" table:style-name="ce53">
            <text:p>6.680.365</text:p>
          </table:table-cell>
          <table:table-cell office:value-type="percentage" office:value="0.94981862014819207" table:style-name="ce54">
            <text:p>95,0%</text:p>
          </table:table-cell>
          <table:table-cell office:value-type="float" office:value="6972705" table:style-name="ce53">
            <text:p>6.972.705</text:p>
          </table:table-cell>
          <table:table-cell office:value-type="percentage" office:value="0.88354502944028668" table:style-name="ce54">
            <text:p>88,4%</text:p>
          </table:table-cell>
          <table:table-cell office:value-type="float" office:value="4895514" table:style-name="ce53">
            <text:p>4.895.514</text:p>
          </table:table-cell>
          <table:table-cell office:value-type="percentage" office:value="0.78574596217933257" table:style-name="ce54">
            <text:p>78,6%</text:p>
          </table:table-cell>
          <table:table-cell office:value-type="float" office:value="3984692" table:style-name="ce53">
            <text:p>3.984.692</text:p>
          </table:table-cell>
          <table:table-cell office:value-type="percentage" office:value="0.80586089179394249" table:style-name="ce54">
            <text:p>80,6%</text:p>
          </table:table-cell>
          <table:table-cell office:value-type="float" office:value="3321636" table:style-name="ce53">
            <text:p>3.321.636</text:p>
          </table:table-cell>
          <table:table-cell office:value-type="percentage" office:value="0.85417953519517908" table:style-name="ce54">
            <text:p>85,4%</text:p>
          </table:table-cell>
          <table:table-cell office:value-type="float" office:value="38013994" table:style-name="ce53">
            <text:p>38.013.994</text:p>
          </table:table-cell>
          <table:table-cell office:value-type="float" office:value="42119827" table:style-name="ce53">
            <text:p>42.119.827</text:p>
          </table:table-cell>
          <table:table-cell office:value-type="percentage" office:value="0.90252018366552167" table:style-name="ce54">
            <text:p>90,3%</text:p>
          </table:table-cell>
          <table:table-cell office:value-type="percentage" office:value="0.8011244911702744" table:style-name="ce54">
            <text:p>80,1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5"/>
          <table:table-cell table:style-name="ce29"/>
          <table:table-cell table:style-name="ce55"/>
          <table:table-cell table:style-name="ce51"/>
          <table:table-cell table:style-name="ce55"/>
          <table:table-cell table:style-name="ce29"/>
          <table:table-cell table:style-name="ce55"/>
          <table:table-cell table:number-columns-repeated="2" table:style-name="ce29"/>
          <table:table-cell table:style-name="ce55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4" table:default-cell-style-name="ce55"/>
        <table:table-column table:style-name="co4" table:number-columns-repeated="3" table:default-cell-style-name="ce29"/>
        <table:table-column table:style-name="co3" table:number-columns-repeated="20" table:default-cell-style-name="ce29"/>
        <table:table-column table:style-name="co4" table:number-columns-repeated="16343" table:default-cell-style-name="ce29"/>
        <table:table-row table:style-name="ro8">
          <table:table-cell table:style-name="ce36"/>
          <table:table-cell office:value-type="string" table:style-name="ce37">
            <text:p>Personas pauta completa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pauta completa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pauta completa sobre Población a Vacunar INE</text:p>
          </table:table-cell>
          <table:table-cell office:value-type="string" table:style-name="ce40">
            <text:p>% pauta completa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28530" table:style-name="ce43">
            <text:p>428.530</text:p>
          </table:table-cell>
          <table:table-cell office:value-type="percentage" office:value="1" table:style-name="ce44">
            <text:p>100,0%</text:p>
          </table:table-cell>
          <table:table-cell office:value-type="float" office:value="649233" table:style-name="ce43">
            <text:p>649.233</text:p>
          </table:table-cell>
          <table:table-cell office:value-type="percentage" office:value="0.99823488078526279" table:style-name="ce44">
            <text:p>99,8%</text:p>
          </table:table-cell>
          <table:table-cell office:value-type="float" office:value="921169" table:style-name="ce43">
            <text:p>921.169</text:p>
          </table:table-cell>
          <table:table-cell office:value-type="percentage" office:value="1.0054816530534947" table:style-name="ce44">
            <text:p>100,5%</text:p>
          </table:table-cell>
          <table:table-cell office:value-type="float" office:value="1205751" table:style-name="ce43">
            <text:p>1.205.751</text:p>
          </table:table-cell>
          <table:table-cell office:value-type="percentage" office:value="0.95314702285574704" table:style-name="ce44">
            <text:p>95,3%</text:p>
          </table:table-cell>
          <table:table-cell office:value-type="float" office:value="1236458" table:style-name="ce43">
            <text:p>1.236.458</text:p>
          </table:table-cell>
          <table:table-cell office:value-type="percentage" office:value="0.89267598190473851" table:style-name="ce44">
            <text:p>89,3%</text:p>
          </table:table-cell>
          <table:table-cell office:value-type="float" office:value="906303" table:style-name="ce43">
            <text:p>906.303</text:p>
          </table:table-cell>
          <table:table-cell office:value-type="percentage" office:value="0.79485133093086668" table:style-name="ce44">
            <text:p>79,5%</text:p>
          </table:table-cell>
          <table:table-cell office:value-type="float" office:value="740446" table:style-name="ce43">
            <text:p>740.446</text:p>
          </table:table-cell>
          <table:table-cell office:value-type="percentage" office:value="0.79731702904793078" table:style-name="ce44">
            <text:p>79,7%</text:p>
          </table:table-cell>
          <table:table-cell office:value-type="float" office:value="648714" table:style-name="ce43">
            <text:p>648.714</text:p>
          </table:table-cell>
          <table:table-cell office:value-type="percentage" office:value="0.86161239037490689" table:style-name="ce44">
            <text:p>86,2%</text:p>
          </table:table-cell>
          <table:table-cell office:value-type="float" office:value="6736604" table:style-name="ce43">
            <text:p>6.736.604</text:p>
          </table:table-cell>
          <table:table-cell office:value-type="float" office:value="7451975" table:style-name="ce43">
            <text:p>7.451.975</text:p>
          </table:table-cell>
          <table:table-cell office:value-type="percentage" office:value="0.90400249598260862" table:style-name="ce44">
            <text:p>90,4%</text:p>
          </table:table-cell>
          <table:table-cell office:value-type="percentage" office:value="0.79587392436402249" table:style-name="ce44">
            <text:p>79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99917" table:style-name="ce46">
            <text:p>99.917</text:p>
          </table:table-cell>
          <table:table-cell office:value-type="percentage" office:value="1" table:style-name="ce47">
            <text:p>100,0%</text:p>
          </table:table-cell>
          <table:table-cell office:value-type="float" office:value="118521" table:style-name="ce46">
            <text:p>118.521</text:p>
          </table:table-cell>
          <table:table-cell office:value-type="percentage" office:value="0.9963515615148586" table:style-name="ce47">
            <text:p>99,6%</text:p>
          </table:table-cell>
          <table:table-cell office:value-type="float" office:value="152539" table:style-name="ce46">
            <text:p>152.539</text:p>
          </table:table-cell>
          <table:table-cell office:value-type="percentage" office:value="0.97551913127450163" table:style-name="ce47">
            <text:p>97,6%</text:p>
          </table:table-cell>
          <table:table-cell office:value-type="float" office:value="183979" table:style-name="ce46">
            <text:p>183.979</text:p>
          </table:table-cell>
          <table:table-cell office:value-type="percentage" office:value="0.92794024189724911" table:style-name="ce47">
            <text:p>92,8%</text:p>
          </table:table-cell>
          <table:table-cell office:value-type="float" office:value="185188" table:style-name="ce46">
            <text:p>185.188</text:p>
          </table:table-cell>
          <table:table-cell office:value-type="percentage" office:value="0.86156795057294255" table:style-name="ce47">
            <text:p>86,2%</text:p>
          </table:table-cell>
          <table:table-cell office:value-type="float" office:value="122035" table:style-name="ce46">
            <text:p>122.035</text:p>
          </table:table-cell>
          <table:table-cell office:value-type="percentage" office:value="0.74282044726878738" table:style-name="ce47">
            <text:p>74,3%</text:p>
          </table:table-cell>
          <table:table-cell office:value-type="float" office:value="100049" table:style-name="ce46">
            <text:p>100.049</text:p>
          </table:table-cell>
          <table:table-cell office:value-type="percentage" office:value="0.76724104876496346" table:style-name="ce47">
            <text:p>76,7%</text:p>
          </table:table-cell>
          <table:table-cell office:value-type="float" office:value="85069" table:style-name="ce46">
            <text:p>85.069</text:p>
          </table:table-cell>
          <table:table-cell office:value-type="percentage" office:value="0.82503952128330216" table:style-name="ce47">
            <text:p>82,5%</text:p>
          </table:table-cell>
          <table:table-cell office:value-type="float" office:value="1047297" table:style-name="ce46">
            <text:p>1.047.297</text:p>
          </table:table-cell>
          <table:table-cell office:value-type="float" office:value="1185134" table:style-name="ce46">
            <text:p>1.185.134</text:p>
          </table:table-cell>
          <table:table-cell office:value-type="percentage" office:value="0.88369500832817216" table:style-name="ce47">
            <text:p>88,4%</text:p>
          </table:table-cell>
          <table:table-cell office:value-type="percentage" office:value="0.78780208381130912" table:style-name="ce47">
            <text:p>78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8172" table:style-name="ce46">
            <text:p>88.172</text:p>
          </table:table-cell>
          <table:table-cell office:value-type="percentage" office:value="1" table:style-name="ce47">
            <text:p>100,0%</text:p>
          </table:table-cell>
          <table:table-cell office:value-type="float" office:value="113935" table:style-name="ce46">
            <text:p>113.935</text:p>
          </table:table-cell>
          <table:table-cell office:value-type="percentage" office:value="1" table:style-name="ce47">
            <text:p>100,0%</text:p>
          </table:table-cell>
          <table:table-cell office:value-type="float" office:value="147336" table:style-name="ce46">
            <text:p>147.336</text:p>
          </table:table-cell>
          <table:table-cell office:value-type="percentage" office:value="0.98452409590249379" table:style-name="ce47">
            <text:p>98,5%</text:p>
          </table:table-cell>
          <table:table-cell office:value-type="float" office:value="152375" table:style-name="ce46">
            <text:p>152.375</text:p>
          </table:table-cell>
          <table:table-cell office:value-type="percentage" office:value="0.93685634357035263" table:style-name="ce47">
            <text:p>93,7%</text:p>
          </table:table-cell>
          <table:table-cell office:value-type="float" office:value="149659" table:style-name="ce46">
            <text:p>149.659</text:p>
          </table:table-cell>
          <table:table-cell office:value-type="percentage" office:value="0.89619924188439037" table:style-name="ce47">
            <text:p>89,6%</text:p>
          </table:table-cell>
          <table:table-cell office:value-type="float" office:value="89226" table:style-name="ce46">
            <text:p>89.226</text:p>
          </table:table-cell>
          <table:table-cell office:value-type="percentage" office:value="0.7796000034949454" table:style-name="ce47">
            <text:p>78,0%</text:p>
          </table:table-cell>
          <table:table-cell office:value-type="float" office:value="64769" table:style-name="ce46">
            <text:p>64.769</text:p>
          </table:table-cell>
          <table:table-cell office:value-type="percentage" office:value="0.8187104195371061" table:style-name="ce47">
            <text:p>81,9%</text:p>
          </table:table-cell>
          <table:table-cell office:value-type="float" office:value="59306" table:style-name="ce46">
            <text:p>59.306</text:p>
          </table:table-cell>
          <table:table-cell office:value-type="percentage" office:value="0.92665624999999996" table:style-name="ce47">
            <text:p>92,7%</text:p>
          </table:table-cell>
          <table:table-cell office:value-type="float" office:value="864778" table:style-name="ce46">
            <text:p>864.778</text:p>
          </table:table-cell>
          <table:table-cell office:value-type="float" office:value="933927" table:style-name="ce46">
            <text:p>933.927</text:p>
          </table:table-cell>
          <table:table-cell office:value-type="percentage" office:value="0.92595888115452274" table:style-name="ce47">
            <text:p>92,6%</text:p>
          </table:table-cell>
          <table:table-cell office:value-type="percentage" office:value="0.84883351132330309" table:style-name="ce47">
            <text:p>84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0873" table:style-name="ce46">
            <text:p>50.873</text:p>
          </table:table-cell>
          <table:table-cell office:value-type="percentage" office:value="1" table:style-name="ce47">
            <text:p>100,0%</text:p>
          </table:table-cell>
          <table:table-cell office:value-type="float" office:value="78800" table:style-name="ce46">
            <text:p>78.800</text:p>
          </table:table-cell>
          <table:table-cell office:value-type="percentage" office:value="0.97868746584529787" table:style-name="ce47">
            <text:p>97,9%</text:p>
          </table:table-cell>
          <table:table-cell office:value-type="float" office:value="109321" table:style-name="ce46">
            <text:p>109.321</text:p>
          </table:table-cell>
          <table:table-cell office:value-type="percentage" office:value="0.93252637954124762" table:style-name="ce47">
            <text:p>93,3%</text:p>
          </table:table-cell>
          <table:table-cell office:value-type="float" office:value="148508" table:style-name="ce46">
            <text:p>148.508</text:p>
          </table:table-cell>
          <table:table-cell office:value-type="percentage" office:value="0.89572187675289661" table:style-name="ce47">
            <text:p>89,6%</text:p>
          </table:table-cell>
          <table:table-cell office:value-type="float" office:value="164914" table:style-name="ce46">
            <text:p>164.914</text:p>
          </table:table-cell>
          <table:table-cell office:value-type="percentage" office:value="0.7998855324680364" table:style-name="ce47">
            <text:p>80,0%</text:p>
          </table:table-cell>
          <table:table-cell office:value-type="float" office:value="122513" table:style-name="ce46">
            <text:p>122.513</text:p>
          </table:table-cell>
          <table:table-cell office:value-type="percentage" office:value="0.67245742012327991" table:style-name="ce47">
            <text:p>67,2%</text:p>
          </table:table-cell>
          <table:table-cell office:value-type="float" office:value="93155" table:style-name="ce46">
            <text:p>93.155</text:p>
          </table:table-cell>
          <table:table-cell office:value-type="percentage" office:value="0.67532006205506667" table:style-name="ce47">
            <text:p>67,5%</text:p>
          </table:table-cell>
          <table:table-cell office:value-type="float" office:value="72260" table:style-name="ce46">
            <text:p>72.260</text:p>
          </table:table-cell>
          <table:table-cell office:value-type="percentage" office:value="0.75680770842061162" table:style-name="ce47">
            <text:p>75,7%</text:p>
          </table:table-cell>
          <table:table-cell office:value-type="float" office:value="840344" table:style-name="ce46">
            <text:p>840.344</text:p>
          </table:table-cell>
          <table:table-cell office:value-type="float" office:value="1034867" table:style-name="ce46">
            <text:p>1.034.867</text:p>
          </table:table-cell>
          <table:table-cell office:value-type="percentage" office:value="0.81203091798269733" table:style-name="ce47">
            <text:p>81,2%</text:p>
          </table:table-cell>
          <table:table-cell office:value-type="percentage" office:value="0.71729676162121236" table:style-name="ce47">
            <text:p>71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1962" table:style-name="ce46">
            <text:p>91.962</text:p>
          </table:table-cell>
          <table:table-cell office:value-type="percentage" office:value="1" table:style-name="ce47">
            <text:p>100,0%</text:p>
          </table:table-cell>
          <table:table-cell office:value-type="float" office:value="150272" table:style-name="ce46">
            <text:p>150.272</text:p>
          </table:table-cell>
          <table:table-cell office:value-type="percentage" office:value="0.97243918695925091" table:style-name="ce47">
            <text:p>97,2%</text:p>
          </table:table-cell>
          <table:table-cell office:value-type="float" office:value="220789" table:style-name="ce46">
            <text:p>220.789</text:p>
          </table:table-cell>
          <table:table-cell office:value-type="percentage" office:value="0.93915998843006143" table:style-name="ce47">
            <text:p>93,9%</text:p>
          </table:table-cell>
          <table:table-cell office:value-type="float" office:value="318189" table:style-name="ce46">
            <text:p>318.189</text:p>
          </table:table-cell>
          <table:table-cell office:value-type="percentage" office:value="0.90778347103665491" table:style-name="ce47">
            <text:p>90,8%</text:p>
          </table:table-cell>
          <table:table-cell office:value-type="float" office:value="313555" table:style-name="ce46">
            <text:p>313.555</text:p>
          </table:table-cell>
          <table:table-cell office:value-type="percentage" office:value="0.80828976809890596" table:style-name="ce47">
            <text:p>80,8%</text:p>
          </table:table-cell>
          <table:table-cell office:value-type="float" office:value="221903" table:style-name="ce46">
            <text:p>221.903</text:p>
          </table:table-cell>
          <table:table-cell office:value-type="percentage" office:value="0.71366592267169238" table:style-name="ce47">
            <text:p>71,4%</text:p>
          </table:table-cell>
          <table:table-cell office:value-type="float" office:value="177951" table:style-name="ce46">
            <text:p>177.951</text:p>
          </table:table-cell>
          <table:table-cell office:value-type="percentage" office:value="0.70686162352829018" table:style-name="ce47">
            <text:p>70,7%</text:p>
          </table:table-cell>
          <table:table-cell office:value-type="float" office:value="143962" table:style-name="ce46">
            <text:p>143.962</text:p>
          </table:table-cell>
          <table:table-cell office:value-type="percentage" office:value="0.80069189141086894" table:style-name="ce47">
            <text:p>80,1%</text:p>
          </table:table-cell>
          <table:table-cell office:value-type="float" office:value="1638583" table:style-name="ce46">
            <text:p>1.638.583</text:p>
          </table:table-cell>
          <table:table-cell office:value-type="float" office:value="1960774" table:style-name="ce46">
            <text:p>1.960.774</text:p>
          </table:table-cell>
          <table:table-cell office:value-type="percentage" office:value="0.83568172568587706" table:style-name="ce47">
            <text:p>83,6%</text:p>
          </table:table-cell>
          <table:table-cell office:value-type="percentage" office:value="0.75304188695338869" table:style-name="ce47">
            <text:p>75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1864" table:style-name="ce46">
            <text:p>41.864</text:p>
          </table:table-cell>
          <table:table-cell office:value-type="percentage" office:value="1" table:style-name="ce47">
            <text:p>100,0%</text:p>
          </table:table-cell>
          <table:table-cell office:value-type="float" office:value="55699" table:style-name="ce46">
            <text:p>55.699</text:p>
          </table:table-cell>
          <table:table-cell office:value-type="percentage" office:value="1" table:style-name="ce47">
            <text:p>100,0%</text:p>
          </table:table-cell>
          <table:table-cell office:value-type="float" office:value="76260" table:style-name="ce46">
            <text:p>76.260</text:p>
          </table:table-cell>
          <table:table-cell office:value-type="percentage" office:value="0.98597194388777554" table:style-name="ce47">
            <text:p>98,6%</text:p>
          </table:table-cell>
          <table:table-cell office:value-type="float" office:value="83733" table:style-name="ce46">
            <text:p>83.733</text:p>
          </table:table-cell>
          <table:table-cell office:value-type="percentage" office:value="0.93073896225156727" table:style-name="ce47">
            <text:p>93,1%</text:p>
          </table:table-cell>
          <table:table-cell office:value-type="float" office:value="87092" table:style-name="ce46">
            <text:p>87.092</text:p>
          </table:table-cell>
          <table:table-cell office:value-type="percentage" office:value="0.89079360533502439" table:style-name="ce47">
            <text:p>89,1%</text:p>
          </table:table-cell>
          <table:table-cell office:value-type="float" office:value="53684" table:style-name="ce46">
            <text:p>53.684</text:p>
          </table:table-cell>
          <table:table-cell office:value-type="percentage" office:value="0.76176691782668537" table:style-name="ce47">
            <text:p>76,2%</text:p>
          </table:table-cell>
          <table:table-cell office:value-type="float" office:value="40049" table:style-name="ce46">
            <text:p>40.049</text:p>
          </table:table-cell>
          <table:table-cell office:value-type="percentage" office:value="0.79297099297099294" table:style-name="ce47">
            <text:p>79,3%</text:p>
          </table:table-cell>
          <table:table-cell office:value-type="float" office:value="38156" table:style-name="ce46">
            <text:p>38.156</text:p>
          </table:table-cell>
          <table:table-cell office:value-type="percentage" office:value="0.86791165298091577" table:style-name="ce47">
            <text:p>86,8%</text:p>
          </table:table-cell>
          <table:table-cell office:value-type="float" office:value="476537" table:style-name="ce46">
            <text:p>476.537</text:p>
          </table:table-cell>
          <table:table-cell office:value-type="float" office:value="524127" table:style-name="ce46">
            <text:p>524.127</text:p>
          </table:table-cell>
          <table:table-cell office:value-type="percentage" office:value="0.90920139584490023" table:style-name="ce47">
            <text:p>90,9%</text:p>
          </table:table-cell>
          <table:table-cell office:value-type="percentage" office:value="0.81752086532110724" table:style-name="ce47">
            <text:p>81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6878" table:style-name="ce46">
            <text:p>226.878</text:p>
          </table:table-cell>
          <table:table-cell office:value-type="percentage" office:value="1" table:style-name="ce47">
            <text:p>100,0%</text:p>
          </table:table-cell>
          <table:table-cell office:value-type="float" office:value="249074" table:style-name="ce46">
            <text:p>249.074</text:p>
          </table:table-cell>
          <table:table-cell office:value-type="percentage" office:value="1" table:style-name="ce47">
            <text:p>100,0%</text:p>
          </table:table-cell>
          <table:table-cell office:value-type="float" office:value="317813" table:style-name="ce46">
            <text:p>317.813</text:p>
          </table:table-cell>
          <table:table-cell office:value-type="percentage" office:value="0.99760809856391741" table:style-name="ce47">
            <text:p>99,8%</text:p>
          </table:table-cell>
          <table:table-cell office:value-type="float" office:value="348645" table:style-name="ce46">
            <text:p>348.645</text:p>
          </table:table-cell>
          <table:table-cell office:value-type="percentage" office:value="0.91465862136813803" table:style-name="ce47">
            <text:p>91,5%</text:p>
          </table:table-cell>
          <table:table-cell office:value-type="float" office:value="315312" table:style-name="ce46">
            <text:p>315.312</text:p>
          </table:table-cell>
          <table:table-cell office:value-type="percentage" office:value="0.86789887284788259" table:style-name="ce47">
            <text:p>86,8%</text:p>
          </table:table-cell>
          <table:table-cell office:value-type="float" office:value="205592" table:style-name="ce46">
            <text:p>205.592</text:p>
          </table:table-cell>
          <table:table-cell office:value-type="percentage" office:value="0.76775598152235203" table:style-name="ce47">
            <text:p>76,8%</text:p>
          </table:table-cell>
          <table:table-cell office:value-type="float" office:value="164895" table:style-name="ce46">
            <text:p>164.895</text:p>
          </table:table-cell>
          <table:table-cell office:value-type="percentage" office:value="0.78147066908050011" table:style-name="ce47">
            <text:p>78,1%</text:p>
          </table:table-cell>
          <table:table-cell office:value-type="float" office:value="132876" table:style-name="ce46">
            <text:p>132.876</text:p>
          </table:table-cell>
          <table:table-cell office:value-type="percentage" office:value="0.8036433574046522" table:style-name="ce47">
            <text:p>80,4%</text:p>
          </table:table-cell>
          <table:table-cell office:value-type="float" office:value="1961085" table:style-name="ce46">
            <text:p>1.961.085</text:p>
          </table:table-cell>
          <table:table-cell office:value-type="float" office:value="2176253" table:style-name="ce46">
            <text:p>2.176.253</text:p>
          </table:table-cell>
          <table:table-cell office:value-type="percentage" office:value="0.90112914261347365" table:style-name="ce47">
            <text:p>90,1%</text:p>
          </table:table-cell>
          <table:table-cell office:value-type="percentage" office:value="0.818852670529847" table:style-name="ce47">
            <text:p>81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6229" table:style-name="ce46">
            <text:p>136.229</text:p>
          </table:table-cell>
          <table:table-cell office:value-type="percentage" office:value="1" table:style-name="ce47">
            <text:p>100,0%</text:p>
          </table:table-cell>
          <table:table-cell office:value-type="float" office:value="157161" table:style-name="ce46">
            <text:p>157.161</text:p>
          </table:table-cell>
          <table:table-cell office:value-type="percentage" office:value="0.98780648770278001" table:style-name="ce47">
            <text:p>98,8%</text:p>
          </table:table-cell>
          <table:table-cell office:value-type="float" office:value="215867" table:style-name="ce46">
            <text:p>215.867</text:p>
          </table:table-cell>
          <table:table-cell office:value-type="percentage" office:value="0.98820292615040928" table:style-name="ce47">
            <text:p>98,8%</text:p>
          </table:table-cell>
          <table:table-cell office:value-type="float" office:value="277070" table:style-name="ce46">
            <text:p>277.070</text:p>
          </table:table-cell>
          <table:table-cell office:value-type="percentage" office:value="0.90110511971588214" table:style-name="ce47">
            <text:p>90,1%</text:p>
          </table:table-cell>
          <table:table-cell office:value-type="float" office:value="275597" table:style-name="ce46">
            <text:p>275.597</text:p>
          </table:table-cell>
          <table:table-cell office:value-type="percentage" office:value="0.83361413166770015" table:style-name="ce47">
            <text:p>83,4%</text:p>
          </table:table-cell>
          <table:table-cell office:value-type="float" office:value="194349" table:style-name="ce46">
            <text:p>194.349</text:p>
          </table:table-cell>
          <table:table-cell office:value-type="percentage" office:value="0.73090736777973753" table:style-name="ce47">
            <text:p>73,1%</text:p>
          </table:table-cell>
          <table:table-cell office:value-type="float" office:value="161116" table:style-name="ce46">
            <text:p>161.116</text:p>
          </table:table-cell>
          <table:table-cell office:value-type="percentage" office:value="0.73876261526257625" table:style-name="ce47">
            <text:p>73,9%</text:p>
          </table:table-cell>
          <table:table-cell office:value-type="float" office:value="140577" table:style-name="ce46">
            <text:p>140.577</text:p>
          </table:table-cell>
          <table:table-cell office:value-type="percentage" office:value="0.80804382314395418" table:style-name="ce47">
            <text:p>80,8%</text:p>
          </table:table-cell>
          <table:table-cell office:value-type="float" office:value="1557966" table:style-name="ce46">
            <text:p>1.557.966</text:p>
          </table:table-cell>
          <table:table-cell office:value-type="float" office:value="1808784" table:style-name="ce46">
            <text:p>1.808.784</text:p>
          </table:table-cell>
          <table:table-cell office:value-type="percentage" office:value="0.86133335987049864" table:style-name="ce47">
            <text:p>86,1%</text:p>
          </table:table-cell>
          <table:table-cell office:value-type="percentage" office:value="0.76175924264419348" table:style-name="ce47">
            <text:p>76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53075" table:style-name="ce46">
            <text:p>453.075</text:p>
          </table:table-cell>
          <table:table-cell office:value-type="percentage" office:value="1" table:style-name="ce47">
            <text:p>100,0%</text:p>
          </table:table-cell>
          <table:table-cell office:value-type="float" office:value="614262" table:style-name="ce46">
            <text:p>614.262</text:p>
          </table:table-cell>
          <table:table-cell office:value-type="percentage" office:value="0.96689711187926186" table:style-name="ce47">
            <text:p>96,7%</text:p>
          </table:table-cell>
          <table:table-cell office:value-type="float" office:value="787592" table:style-name="ce46">
            <text:p>787.592</text:p>
          </table:table-cell>
          <table:table-cell office:value-type="percentage" office:value="0.94031404611358382" table:style-name="ce47">
            <text:p>94,0%</text:p>
          </table:table-cell>
          <table:table-cell office:value-type="float" office:value="1013875" table:style-name="ce46">
            <text:p>1.013.875</text:p>
          </table:table-cell>
          <table:table-cell office:value-type="percentage" office:value="0.92864404916741472" table:style-name="ce47">
            <text:p>92,9%</text:p>
          </table:table-cell>
          <table:table-cell office:value-type="float" office:value="1108944" table:style-name="ce46">
            <text:p>1.108.944</text:p>
          </table:table-cell>
          <table:table-cell office:value-type="percentage" office:value="0.84217944872052886" table:style-name="ce47">
            <text:p>84,2%</text:p>
          </table:table-cell>
          <table:table-cell office:value-type="float" office:value="749024" table:style-name="ce46">
            <text:p>749.024</text:p>
          </table:table-cell>
          <table:table-cell office:value-type="percentage" office:value="0.71700815199702872" table:style-name="ce47">
            <text:p>71,7%</text:p>
          </table:table-cell>
          <table:table-cell office:value-type="float" office:value="605838" table:style-name="ce46">
            <text:p>605.838</text:p>
          </table:table-cell>
          <table:table-cell office:value-type="percentage" office:value="0.72215129896833485" table:style-name="ce47">
            <text:p>72,2%</text:p>
          </table:table-cell>
          <table:table-cell office:value-type="float" office:value="507772" table:style-name="ce46">
            <text:p>507.772</text:p>
          </table:table-cell>
          <table:table-cell office:value-type="percentage" office:value="0.77384686192213559" table:style-name="ce47">
            <text:p>77,4%</text:p>
          </table:table-cell>
          <table:table-cell office:value-type="float" office:value="5840382" table:style-name="ce46">
            <text:p>5.840.382</text:p>
          </table:table-cell>
          <table:table-cell office:value-type="float" office:value="6868360" table:style-name="ce46">
            <text:p>6.868.360</text:p>
          </table:table-cell>
          <table:table-cell office:value-type="percentage" office:value="0.85033137459306152" table:style-name="ce47">
            <text:p>85,0%</text:p>
          </table:table-cell>
          <table:table-cell office:value-type="percentage" office:value="0.75064555794058441" table:style-name="ce47">
            <text:p>75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3212" table:style-name="ce46">
            <text:p>293.212</text:p>
          </table:table-cell>
          <table:table-cell office:value-type="percentage" office:value="1" table:style-name="ce47">
            <text:p>100,0%</text:p>
          </table:table-cell>
          <table:table-cell office:value-type="float" office:value="431768" table:style-name="ce46">
            <text:p>431.768</text:p>
          </table:table-cell>
          <table:table-cell office:value-type="percentage" office:value="0.98608237298509571" table:style-name="ce47">
            <text:p>98,6%</text:p>
          </table:table-cell>
          <table:table-cell office:value-type="float" office:value="564913" table:style-name="ce46">
            <text:p>564.913</text:p>
          </table:table-cell>
          <table:table-cell office:value-type="percentage" office:value="0.97276694080533399" table:style-name="ce47">
            <text:p>97,3%</text:p>
          </table:table-cell>
          <table:table-cell office:value-type="float" office:value="709450" table:style-name="ce46">
            <text:p>709.450</text:p>
          </table:table-cell>
          <table:table-cell office:value-type="percentage" office:value="0.94299872131260853" table:style-name="ce47">
            <text:p>94,3%</text:p>
          </table:table-cell>
          <table:table-cell office:value-type="float" office:value="744376" table:style-name="ce46">
            <text:p>744.376</text:p>
          </table:table-cell>
          <table:table-cell office:value-type="percentage" office:value="0.87410343969149396" table:style-name="ce47">
            <text:p>87,4%</text:p>
          </table:table-cell>
          <table:table-cell office:value-type="float" office:value="496971" table:style-name="ce46">
            <text:p>496.971</text:p>
          </table:table-cell>
          <table:table-cell office:value-type="percentage" office:value="0.76603330358422772" table:style-name="ce47">
            <text:p>76,6%</text:p>
          </table:table-cell>
          <table:table-cell office:value-type="float" office:value="409832" table:style-name="ce46">
            <text:p>409.832</text:p>
          </table:table-cell>
          <table:table-cell office:value-type="percentage" office:value="0.7940541650682198" table:style-name="ce47">
            <text:p>79,4%</text:p>
          </table:table-cell>
          <table:table-cell office:value-type="float" office:value="357299" table:style-name="ce46">
            <text:p>357.299</text:p>
          </table:table-cell>
          <table:table-cell office:value-type="percentage" office:value="0.84163229540363371" table:style-name="ce47">
            <text:p>84,2%</text:p>
          </table:table-cell>
          <table:table-cell office:value-type="float" office:value="4007821" table:style-name="ce46">
            <text:p>4.007.821</text:p>
          </table:table-cell>
          <table:table-cell office:value-type="float" office:value="4488459" table:style-name="ce46">
            <text:p>4.488.459</text:p>
          </table:table-cell>
          <table:table-cell office:value-type="percentage" office:value="0.89291692315781435" table:style-name="ce47">
            <text:p>89,3%</text:p>
          </table:table-cell>
          <table:table-cell office:value-type="percentage" office:value="0.79247404719425363" table:style-name="ce47">
            <text:p>79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7438" table:style-name="ce46">
            <text:p>77.438</text:p>
          </table:table-cell>
          <table:table-cell office:value-type="percentage" office:value="1" table:style-name="ce47">
            <text:p>100,0%</text:p>
          </table:table-cell>
          <table:table-cell office:value-type="float" office:value="95422" table:style-name="ce46">
            <text:p>95.422</text:p>
          </table:table-cell>
          <table:table-cell office:value-type="percentage" office:value="1" table:style-name="ce47">
            <text:p>100,0%</text:p>
          </table:table-cell>
          <table:table-cell office:value-type="float" office:value="131633" table:style-name="ce46">
            <text:p>131.633</text:p>
          </table:table-cell>
          <table:table-cell office:value-type="percentage" office:value="1.0505678507865313" table:style-name="ce47">
            <text:p>105,1%</text:p>
          </table:table-cell>
          <table:table-cell office:value-type="float" office:value="160257" table:style-name="ce46">
            <text:p>160.257</text:p>
          </table:table-cell>
          <table:table-cell office:value-type="percentage" office:value="0.94705583396369142" table:style-name="ce47">
            <text:p>94,7%</text:p>
          </table:table-cell>
          <table:table-cell office:value-type="float" office:value="144365" table:style-name="ce46">
            <text:p>144.365</text:p>
          </table:table-cell>
          <table:table-cell office:value-type="percentage" office:value="0.90514376716365508" table:style-name="ce47">
            <text:p>90,5%</text:p>
          </table:table-cell>
          <table:table-cell office:value-type="float" office:value="110436" table:style-name="ce46">
            <text:p>110.436</text:p>
          </table:table-cell>
          <table:table-cell office:value-type="percentage" office:value="0.82736610253298271" table:style-name="ce47">
            <text:p>82,7%</text:p>
          </table:table-cell>
          <table:table-cell office:value-type="float" office:value="89926" table:style-name="ce46">
            <text:p>89.926</text:p>
          </table:table-cell>
          <table:table-cell office:value-type="percentage" office:value="0.79355806565478293" table:style-name="ce47">
            <text:p>79,4%</text:p>
          </table:table-cell>
          <table:table-cell office:value-type="float" office:value="73726" table:style-name="ce46">
            <text:p>73.726</text:p>
          </table:table-cell>
          <table:table-cell office:value-type="percentage" office:value="0.86992330383480831" table:style-name="ce47">
            <text:p>87,0%</text:p>
          </table:table-cell>
          <table:table-cell office:value-type="float" office:value="883203" table:style-name="ce46">
            <text:p>883.203</text:p>
          </table:table-cell>
          <table:table-cell office:value-type="float" office:value="953437" table:style-name="ce46">
            <text:p>953.437</text:p>
          </table:table-cell>
          <table:table-cell office:value-type="percentage" office:value="0.92633598234597569" table:style-name="ce47">
            <text:p>92,6%</text:p>
          </table:table-cell>
          <table:table-cell office:value-type="percentage" office:value="0.83008814957325605" table:style-name="ce47">
            <text:p>83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0707" table:style-name="ce46">
            <text:p>240.707</text:p>
          </table:table-cell>
          <table:table-cell office:value-type="percentage" office:value="1" table:style-name="ce47">
            <text:p>100,0%</text:p>
          </table:table-cell>
          <table:table-cell office:value-type="float" office:value="290111" table:style-name="ce46">
            <text:p>290.111</text:p>
          </table:table-cell>
          <table:table-cell office:value-type="percentage" office:value="1" table:style-name="ce47">
            <text:p>100,0%</text:p>
          </table:table-cell>
          <table:table-cell office:value-type="float" office:value="344822" table:style-name="ce46">
            <text:p>344.822</text:p>
          </table:table-cell>
          <table:table-cell office:value-type="percentage" office:value="0.9939324411187368" table:style-name="ce47">
            <text:p>99,4%</text:p>
          </table:table-cell>
          <table:table-cell office:value-type="float" office:value="388862" table:style-name="ce46">
            <text:p>388.862</text:p>
          </table:table-cell>
          <table:table-cell office:value-type="percentage" office:value="0.95805010729534434" table:style-name="ce47">
            <text:p>95,8%</text:p>
          </table:table-cell>
          <table:table-cell office:value-type="float" office:value="405029" table:style-name="ce46">
            <text:p>405.029</text:p>
          </table:table-cell>
          <table:table-cell office:value-type="percentage" office:value="0.913830797728447" table:style-name="ce47">
            <text:p>91,4%</text:p>
          </table:table-cell>
          <table:table-cell office:value-type="float" office:value="259483" table:style-name="ce46">
            <text:p>259.483</text:p>
          </table:table-cell>
          <table:table-cell office:value-type="percentage" office:value="0.80233945975362386" table:style-name="ce47">
            <text:p>80,2%</text:p>
          </table:table-cell>
          <table:table-cell office:value-type="float" office:value="193620" table:style-name="ce46">
            <text:p>193.620</text:p>
          </table:table-cell>
          <table:table-cell office:value-type="percentage" office:value="0.83825076521445485" table:style-name="ce47">
            <text:p>83,8%</text:p>
          </table:table-cell>
          <table:table-cell office:value-type="float" office:value="164475" table:style-name="ce46">
            <text:p>164.475</text:p>
          </table:table-cell>
          <table:table-cell office:value-type="percentage" office:value="0.91371446665962985" table:style-name="ce47">
            <text:p>91,4%</text:p>
          </table:table-cell>
          <table:table-cell office:value-type="float" office:value="2287109" table:style-name="ce46">
            <text:p>2.287.109</text:p>
          </table:table-cell>
          <table:table-cell office:value-type="float" office:value="2454497" table:style-name="ce46">
            <text:p>2.454.497</text:p>
          </table:table-cell>
          <table:table-cell office:value-type="percentage" office:value="0.93180354264030474" table:style-name="ce47">
            <text:p>93,2%</text:p>
          </table:table-cell>
          <table:table-cell office:value-type="percentage" office:value="0.84650711243055143" table:style-name="ce47">
            <text:p>84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166" table:style-name="ce46">
            <text:p>23.166</text:p>
          </table:table-cell>
          <table:table-cell office:value-type="percentage" office:value="1" table:style-name="ce47">
            <text:p>100,0%</text:p>
          </table:table-cell>
          <table:table-cell office:value-type="float" office:value="28561" table:style-name="ce46">
            <text:p>28.561</text:p>
          </table:table-cell>
          <table:table-cell office:value-type="percentage" office:value="1" table:style-name="ce47">
            <text:p>100,0%</text:p>
          </table:table-cell>
          <table:table-cell office:value-type="float" office:value="37479" table:style-name="ce46">
            <text:p>37.479</text:p>
          </table:table-cell>
          <table:table-cell office:value-type="percentage" office:value="0.99366350283684179" table:style-name="ce47">
            <text:p>99,4%</text:p>
          </table:table-cell>
          <table:table-cell office:value-type="float" office:value="44774" table:style-name="ce46">
            <text:p>44.774</text:p>
          </table:table-cell>
          <table:table-cell office:value-type="percentage" office:value="0.93936723732796246" table:style-name="ce47">
            <text:p>93,9%</text:p>
          </table:table-cell>
          <table:table-cell office:value-type="float" office:value="46763" table:style-name="ce46">
            <text:p>46.763</text:p>
          </table:table-cell>
          <table:table-cell office:value-type="percentage" office:value="0.88320395867565682" table:style-name="ce47">
            <text:p>88,3%</text:p>
          </table:table-cell>
          <table:table-cell office:value-type="float" office:value="30226" table:style-name="ce46">
            <text:p>30.226</text:p>
          </table:table-cell>
          <table:table-cell office:value-type="percentage" office:value="0.76873776037030439" table:style-name="ce47">
            <text:p>76,9%</text:p>
          </table:table-cell>
          <table:table-cell office:value-type="float" office:value="22998" table:style-name="ce46">
            <text:p>22.998</text:p>
          </table:table-cell>
          <table:table-cell office:value-type="percentage" office:value="0.75507255893361347" table:style-name="ce47">
            <text:p>75,5%</text:p>
          </table:table-cell>
          <table:table-cell office:value-type="float" office:value="20855" table:style-name="ce46">
            <text:p>20.855</text:p>
          </table:table-cell>
          <table:table-cell office:value-type="percentage" office:value="0.81681811060629794" table:style-name="ce47">
            <text:p>81,7%</text:p>
          </table:table-cell>
          <table:table-cell office:value-type="float" office:value="254822" table:style-name="ce46">
            <text:p>254.822</text:p>
          </table:table-cell>
          <table:table-cell office:value-type="float" office:value="283970" table:style-name="ce46">
            <text:p>283.970</text:p>
          </table:table-cell>
          <table:table-cell office:value-type="percentage" office:value="0.89735535443884917" table:style-name="ce47">
            <text:p>89,7%</text:p>
          </table:table-cell>
          <table:table-cell office:value-type="percentage" office:value="0.79653281819488986" table:style-name="ce47">
            <text:p>79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0922" table:style-name="ce46">
            <text:p>370.922</text:p>
          </table:table-cell>
          <table:table-cell office:value-type="percentage" office:value="1" table:style-name="ce47">
            <text:p>100,0%</text:p>
          </table:table-cell>
          <table:table-cell office:value-type="float" office:value="508805" table:style-name="ce46">
            <text:p>508.805</text:p>
          </table:table-cell>
          <table:table-cell office:value-type="percentage" office:value="0.96716095050001805" table:style-name="ce47">
            <text:p>96,7%</text:p>
          </table:table-cell>
          <table:table-cell office:value-type="float" office:value="676365" table:style-name="ce46">
            <text:p>676.365</text:p>
          </table:table-cell>
          <table:table-cell office:value-type="percentage" office:value="0.96167052691295463" table:style-name="ce47">
            <text:p>96,2%</text:p>
          </table:table-cell>
          <table:table-cell office:value-type="float" office:value="932199" table:style-name="ce46">
            <text:p>932.199</text:p>
          </table:table-cell>
          <table:table-cell office:value-type="percentage" office:value="0.9582805209383799" table:style-name="ce47">
            <text:p>95,8%</text:p>
          </table:table-cell>
          <table:table-cell office:value-type="float" office:value="1009834" table:style-name="ce46">
            <text:p>1.009.834</text:p>
          </table:table-cell>
          <table:table-cell office:value-type="percentage" office:value="0.86608843616179132" table:style-name="ce47">
            <text:p>86,6%</text:p>
          </table:table-cell>
          <table:table-cell office:value-type="float" office:value="717382" table:style-name="ce46">
            <text:p>717.382</text:p>
          </table:table-cell>
          <table:table-cell office:value-type="percentage" office:value="0.75542521376521632" table:style-name="ce47">
            <text:p>75,5%</text:p>
          </table:table-cell>
          <table:table-cell office:value-type="float" office:value="568138" table:style-name="ce46">
            <text:p>568.138</text:p>
          </table:table-cell>
          <table:table-cell office:value-type="percentage" office:value="0.76519478770328964" table:style-name="ce47">
            <text:p>76,5%</text:p>
          </table:table-cell>
          <table:table-cell office:value-type="float" office:value="435822" table:style-name="ce46">
            <text:p>435.822</text:p>
          </table:table-cell>
          <table:table-cell office:value-type="percentage" office:value="0.78733321048809302" table:style-name="ce47">
            <text:p>78,7%</text:p>
          </table:table-cell>
          <table:table-cell office:value-type="float" office:value="5219467" table:style-name="ce46">
            <text:p>5.219.467</text:p>
          </table:table-cell>
          <table:table-cell office:value-type="float" office:value="5977937" table:style-name="ce46">
            <text:p>5.977.937</text:p>
          </table:table-cell>
          <table:table-cell office:value-type="percentage" office:value="0.87312178097561077" table:style-name="ce47">
            <text:p>87,3%</text:p>
          </table:table-cell>
          <table:table-cell office:value-type="percentage" office:value="0.7698456080690419" table:style-name="ce47">
            <text:p>77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3029" table:style-name="ce46">
            <text:p>73.029</text:p>
          </table:table-cell>
          <table:table-cell office:value-type="percentage" office:value="1" table:style-name="ce47">
            <text:p>100,0%</text:p>
          </table:table-cell>
          <table:table-cell office:value-type="float" office:value="101699" table:style-name="ce46">
            <text:p>101.699</text:p>
          </table:table-cell>
          <table:table-cell office:value-type="percentage" office:value="0.98833807908726035" table:style-name="ce47">
            <text:p>98,8%</text:p>
          </table:table-cell>
          <table:table-cell office:value-type="float" office:value="145573" table:style-name="ce46">
            <text:p>145.573</text:p>
          </table:table-cell>
          <table:table-cell office:value-type="percentage" office:value="0.99090593496654389" table:style-name="ce47">
            <text:p>99,1%</text:p>
          </table:table-cell>
          <table:table-cell office:value-type="float" office:value="204658" table:style-name="ce46">
            <text:p>204.658</text:p>
          </table:table-cell>
          <table:table-cell office:value-type="percentage" office:value="0.95968225981918442" table:style-name="ce47">
            <text:p>96,0%</text:p>
          </table:table-cell>
          <table:table-cell office:value-type="float" office:value="226253" table:style-name="ce46">
            <text:p>226.253</text:p>
          </table:table-cell>
          <table:table-cell office:value-type="percentage" office:value="0.89020959485672246" table:style-name="ce47">
            <text:p>89,0%</text:p>
          </table:table-cell>
          <table:table-cell office:value-type="float" office:value="160410" table:style-name="ce46">
            <text:p>160.410</text:p>
          </table:table-cell>
          <table:table-cell office:value-type="percentage" office:value="0.76750094496251253" table:style-name="ce47">
            <text:p>76,8%</text:p>
          </table:table-cell>
          <table:table-cell office:value-type="float" office:value="132687" table:style-name="ce46">
            <text:p>132.687</text:p>
          </table:table-cell>
          <table:table-cell office:value-type="percentage" office:value="0.77032534485160931" table:style-name="ce47">
            <text:p>77,0%</text:p>
          </table:table-cell>
          <table:table-cell office:value-type="float" office:value="114032" table:style-name="ce46">
            <text:p>114.032</text:p>
          </table:table-cell>
          <table:table-cell office:value-type="percentage" office:value="0.8036421554117863" table:style-name="ce47">
            <text:p>80,4%</text:p>
          </table:table-cell>
          <table:table-cell office:value-type="float" office:value="1158341" table:style-name="ce46">
            <text:p>1.158.341</text:p>
          </table:table-cell>
          <table:table-cell office:value-type="float" office:value="1310137" table:style-name="ce46">
            <text:p>1.310.137</text:p>
          </table:table-cell>
          <table:table-cell office:value-type="percentage" office:value="0.88413730777773625" table:style-name="ce47">
            <text:p>88,4%</text:p>
          </table:table-cell>
          <table:table-cell office:value-type="percentage" office:value="0.7664782355809856" table:style-name="ce47">
            <text:p>76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128" table:style-name="ce46">
            <text:p>42.128</text:p>
          </table:table-cell>
          <table:table-cell office:value-type="percentage" office:value="1" table:style-name="ce47">
            <text:p>100,0%</text:p>
          </table:table-cell>
          <table:table-cell office:value-type="float" office:value="55746" table:style-name="ce46">
            <text:p>55.746</text:p>
          </table:table-cell>
          <table:table-cell office:value-type="percentage" office:value="0.99917550903355323" table:style-name="ce47">
            <text:p>99,9%</text:p>
          </table:table-cell>
          <table:table-cell office:value-type="float" office:value="71694" table:style-name="ce46">
            <text:p>71.694</text:p>
          </table:table-cell>
          <table:table-cell office:value-type="percentage" office:value="0.97088456746655116" table:style-name="ce47">
            <text:p>97,1%</text:p>
          </table:table-cell>
          <table:table-cell office:value-type="float" office:value="91278" table:style-name="ce46">
            <text:p>91.278</text:p>
          </table:table-cell>
          <table:table-cell office:value-type="percentage" office:value="0.94398825159782407" table:style-name="ce47">
            <text:p>94,4%</text:p>
          </table:table-cell>
          <table:table-cell office:value-type="float" office:value="94434" table:style-name="ce46">
            <text:p>94.434</text:p>
          </table:table-cell>
          <table:table-cell office:value-type="percentage" office:value="0.8743726968019111" table:style-name="ce47">
            <text:p>87,4%</text:p>
          </table:table-cell>
          <table:table-cell office:value-type="float" office:value="62769" table:style-name="ce46">
            <text:p>62.769</text:p>
          </table:table-cell>
          <table:table-cell office:value-type="percentage" office:value="0.77167725993041636" table:style-name="ce47">
            <text:p>77,2%</text:p>
          </table:table-cell>
          <table:table-cell office:value-type="float" office:value="55176" table:style-name="ce46">
            <text:p>55.176</text:p>
          </table:table-cell>
          <table:table-cell office:value-type="percentage" office:value="0.80989915892377473" table:style-name="ce47">
            <text:p>81,0%</text:p>
          </table:table-cell>
          <table:table-cell office:value-type="float" office:value="47752" table:style-name="ce46">
            <text:p>47.752</text:p>
          </table:table-cell>
          <table:table-cell office:value-type="percentage" office:value="0.84684684684684686" table:style-name="ce47">
            <text:p>84,7%</text:p>
          </table:table-cell>
          <table:table-cell office:value-type="float" office:value="520977" table:style-name="ce46">
            <text:p>520.977</text:p>
          </table:table-cell>
          <table:table-cell office:value-type="float" office:value="581354" table:style-name="ce46">
            <text:p>581.354</text:p>
          </table:table-cell>
          <table:table-cell office:value-type="percentage" office:value="0.89614417377363875" table:style-name="ce47">
            <text:p>89,6%</text:p>
          </table:table-cell>
          <table:table-cell office:value-type="percentage" office:value="0.78793007227800493" table:style-name="ce47">
            <text:p>78,8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1918" table:style-name="ce46">
            <text:p>161.918</text:p>
          </table:table-cell>
          <table:table-cell office:value-type="percentage" office:value="1.0251218740107628" table:style-name="ce47">
            <text:p>102,5%</text:p>
          </table:table-cell>
          <table:table-cell office:value-type="float" office:value="212198" table:style-name="ce46">
            <text:p>212.198</text:p>
          </table:table-cell>
          <table:table-cell office:value-type="percentage" office:value="0.99585603596754291" table:style-name="ce47">
            <text:p>99,6%</text:p>
          </table:table-cell>
          <table:table-cell office:value-type="float" office:value="273290" table:style-name="ce46">
            <text:p>273.290</text:p>
          </table:table-cell>
          <table:table-cell office:value-type="percentage" office:value="0.97562107532869957" table:style-name="ce47">
            <text:p>97,6%</text:p>
          </table:table-cell>
          <table:table-cell office:value-type="float" office:value="320534" table:style-name="ce46">
            <text:p>320.534</text:p>
          </table:table-cell>
          <table:table-cell office:value-type="percentage" office:value="0.94281083720369319" table:style-name="ce47">
            <text:p>94,3%</text:p>
          </table:table-cell>
          <table:table-cell office:value-type="float" office:value="315798" table:style-name="ce46">
            <text:p>315.798</text:p>
          </table:table-cell>
          <table:table-cell office:value-type="percentage" office:value="0.87204977176893572" table:style-name="ce47">
            <text:p>87,2%</text:p>
          </table:table-cell>
          <table:table-cell office:value-type="float" office:value="196871" table:style-name="ce46">
            <text:p>196.871</text:p>
          </table:table-cell>
          <table:table-cell office:value-type="percentage" office:value="0.75561807455966956" table:style-name="ce47">
            <text:p>75,6%</text:p>
          </table:table-cell>
          <table:table-cell office:value-type="float" office:value="157780" table:style-name="ce46">
            <text:p>157.780</text:p>
          </table:table-cell>
          <table:table-cell office:value-type="percentage" office:value="0.78289519386307027" table:style-name="ce47">
            <text:p>78,3%</text:p>
          </table:table-cell>
          <table:table-cell office:value-type="float" office:value="141990" table:style-name="ce46">
            <text:p>141.990</text:p>
          </table:table-cell>
          <table:table-cell office:value-type="percentage" office:value="0.84214084908010389" table:style-name="ce47">
            <text:p>84,2%</text:p>
          </table:table-cell>
          <table:table-cell office:value-type="float" office:value="1780379" table:style-name="ce46">
            <text:p>1.780.379</text:p>
          </table:table-cell>
          <table:table-cell office:value-type="float" office:value="1983943" table:style-name="ce46">
            <text:p>1.983.943</text:p>
          </table:table-cell>
          <table:table-cell office:value-type="percentage" office:value="0.89739422957211978" table:style-name="ce47">
            <text:p>89,7%</text:p>
          </table:table-cell>
          <table:table-cell office:value-type="percentage" office:value="0.80179049441027805" table:style-name="ce47">
            <text:p>80,2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379" table:style-name="ce46">
            <text:p>2.379</text:p>
          </table:table-cell>
          <table:table-cell office:value-type="percentage" office:value="0.9132437619961612" table:style-name="ce47">
            <text:p>91,3%</text:p>
          </table:table-cell>
          <table:table-cell office:value-type="float" office:value="3859" table:style-name="ce46">
            <text:p>3.859</text:p>
          </table:table-cell>
          <table:table-cell office:value-type="percentage" office:value="0.89370078740157477" table:style-name="ce47">
            <text:p>89,4%</text:p>
          </table:table-cell>
          <table:table-cell office:value-type="float" office:value="7529" table:style-name="ce46">
            <text:p>7.529</text:p>
          </table:table-cell>
          <table:table-cell office:value-type="percentage" office:value="0.9582537864324806" table:style-name="ce47">
            <text:p>95,8%</text:p>
          </table:table-cell>
          <table:table-cell office:value-type="float" office:value="10449" table:style-name="ce46">
            <text:p>10.449</text:p>
          </table:table-cell>
          <table:table-cell office:value-type="percentage" office:value="0.90420560747663548" table:style-name="ce47">
            <text:p>90,4%</text:p>
          </table:table-cell>
          <table:table-cell office:value-type="float" office:value="10884" table:style-name="ce46">
            <text:p>10.884</text:p>
          </table:table-cell>
          <table:table-cell office:value-type="percentage" office:value="0.86093972472710012" table:style-name="ce47">
            <text:p>86,1%</text:p>
          </table:table-cell>
          <table:table-cell office:value-type="float" office:value="8805" table:style-name="ce46">
            <text:p>8.805</text:p>
          </table:table-cell>
          <table:table-cell office:value-type="percentage" office:value="0.74028922145619636" table:style-name="ce47">
            <text:p>74,0%</text:p>
          </table:table-cell>
          <table:table-cell office:value-type="float" office:value="8423" table:style-name="ce46">
            <text:p>8.423</text:p>
          </table:table-cell>
          <table:table-cell office:value-type="percentage" office:value="0.76803136682775597" table:style-name="ce47">
            <text:p>76,8%</text:p>
          </table:table-cell>
          <table:table-cell office:value-type="float" office:value="7620" table:style-name="ce46">
            <text:p>7.620</text:p>
          </table:table-cell>
          <table:table-cell office:value-type="percentage" office:value="0.83497698882314264" table:style-name="ce47">
            <text:p>83,5%</text:p>
          </table:table-cell>
          <table:table-cell office:value-type="float" office:value="59948" table:style-name="ce46">
            <text:p>59.948</text:p>
          </table:table-cell>
          <table:table-cell office:value-type="float" office:value="70965" table:style-name="ce46">
            <text:p>70.965</text:p>
          </table:table-cell>
          <table:table-cell office:value-type="percentage" office:value="0.84475445642217994" table:style-name="ce47">
            <text:p>84,5%</text:p>
          </table:table-cell>
          <table:table-cell office:value-type="percentage" office:value="0.71195458540177192" table:style-name="ce47">
            <text:p>71,2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1965" table:style-name="ce46">
            <text:p>1.965</text:p>
          </table:table-cell>
          <table:table-cell office:value-type="percentage" office:value="0.83652618135376755" table:style-name="ce47">
            <text:p>83,7%</text:p>
          </table:table-cell>
          <table:table-cell office:value-type="float" office:value="3243" table:style-name="ce46">
            <text:p>3.243</text:p>
          </table:table-cell>
          <table:table-cell office:value-type="percentage" office:value="0.8652614727854856" table:style-name="ce47">
            <text:p>86,5%</text:p>
          </table:table-cell>
          <table:table-cell office:value-type="float" office:value="7015" table:style-name="ce46">
            <text:p>7.015</text:p>
          </table:table-cell>
          <table:table-cell office:value-type="percentage" office:value="0.89625654784719555" table:style-name="ce47">
            <text:p>89,6%</text:p>
          </table:table-cell>
          <table:table-cell office:value-type="float" office:value="9497" table:style-name="ce46">
            <text:p>9.497</text:p>
          </table:table-cell>
          <table:table-cell office:value-type="percentage" office:value="0.84051685989910607" table:style-name="ce47">
            <text:p>84,1%</text:p>
          </table:table-cell>
          <table:table-cell office:value-type="float" office:value="9843" table:style-name="ce46">
            <text:p>9.843</text:p>
          </table:table-cell>
          <table:table-cell office:value-type="percentage" office:value="0.82011331444759206" table:style-name="ce47">
            <text:p>82,0%</text:p>
          </table:table-cell>
          <table:table-cell office:value-type="float" office:value="8241" table:style-name="ce46">
            <text:p>8.241</text:p>
          </table:table-cell>
          <table:table-cell office:value-type="percentage" office:value="0.67922195664716067" table:style-name="ce47">
            <text:p>67,9%</text:p>
          </table:table-cell>
          <table:table-cell office:value-type="float" office:value="7963" table:style-name="ce46">
            <text:p>7.963</text:p>
          </table:table-cell>
          <table:table-cell office:value-type="percentage" office:value="0.66385994164235096" table:style-name="ce47">
            <text:p>66,4%</text:p>
          </table:table-cell>
          <table:table-cell office:value-type="float" office:value="7262" table:style-name="ce46">
            <text:p>7.262</text:p>
          </table:table-cell>
          <table:table-cell office:value-type="percentage" office:value="0.75851263839565486" table:style-name="ce47">
            <text:p>75,9%</text:p>
          </table:table-cell>
          <table:table-cell office:value-type="float" office:value="55029" table:style-name="ce46">
            <text:p>55.029</text:p>
          </table:table-cell>
          <table:table-cell office:value-type="float" office:value="70927" table:style-name="ce46">
            <text:p>70.927</text:p>
          </table:table-cell>
          <table:table-cell office:value-type="percentage" office:value="0.77585404711886874" table:style-name="ce47">
            <text:p>77,6%</text:p>
          </table:table-cell>
          <table:table-cell office:value-type="percentage" office:value="0.63196517984289591" table:style-name="ce47">
            <text:p>63,2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23" table:style-name="ce46">
            <text:p>23</text:p>
          </table:table-cell>
          <table:table-cell office:value-type="string" table:style-name="ce47">
            <text:p>-</text:p>
          </table:table-cell>
          <table:table-cell office:value-type="float" office:value="17" table:style-name="ce46">
            <text:p>17</text:p>
          </table:table-cell>
          <table:table-cell office:value-type="string" table:style-name="ce47">
            <text:p>-</text:p>
          </table:table-cell>
          <table:table-cell office:value-type="float" office:value="3402" table:style-name="ce46">
            <text:p>3.402</text:p>
          </table:table-cell>
          <table:table-cell office:value-type="string" table:style-name="ce47">
            <text:p>-</text:p>
          </table:table-cell>
          <table:table-cell office:value-type="float" office:value="8933" table:style-name="ce46">
            <text:p>8.933</text:p>
          </table:table-cell>
          <table:table-cell office:value-type="string" table:style-name="ce47">
            <text:p>-</text:p>
          </table:table-cell>
          <table:table-cell office:value-type="float" office:value="20710" table:style-name="ce46">
            <text:p>20.710</text:p>
          </table:table-cell>
          <table:table-cell office:value-type="string" table:style-name="ce47">
            <text:p>-</text:p>
          </table:table-cell>
          <table:table-cell office:value-type="float" office:value="29941" table:style-name="ce46">
            <text:p>29.941</text:p>
          </table:table-cell>
          <table:table-cell office:value-type="string" table:style-name="ce47">
            <text:p>-</text:p>
          </table:table-cell>
          <table:table-cell office:value-type="float" office:value="22619" table:style-name="ce46">
            <text:p>22.619</text:p>
          </table:table-cell>
          <table:table-cell office:value-type="string" table:style-name="ce47">
            <text:p>-</text:p>
          </table:table-cell>
          <table:table-cell office:value-type="float" office:value="1151" table:style-name="ce46">
            <text:p>1.151</text:p>
          </table:table-cell>
          <table:table-cell office:value-type="string" table:style-name="ce47">
            <text:p>-</text:p>
          </table:table-cell>
          <table:table-cell office:value-type="float" office:value="86796" table:style-name="ce46">
            <text:p>86.796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56">
            <text:p>Sanidad Exterior</text:p>
          </table:table-cell>
          <table:table-cell office:value-type="float" office:value="26" table:style-name="ce49">
            <text:p>26</text:p>
          </table:table-cell>
          <table:table-cell office:value-type="string" table:style-name="ce50">
            <text:p>-</text:p>
          </table:table-cell>
          <table:table-cell office:value-type="float" office:value="32" table:style-name="ce49">
            <text:p>32</text:p>
          </table:table-cell>
          <table:table-cell office:value-type="string" table:style-name="ce50">
            <text:p>-</text:p>
          </table:table-cell>
          <table:table-cell office:value-type="float" office:value="211" table:style-name="ce49">
            <text:p>211</text:p>
          </table:table-cell>
          <table:table-cell office:value-type="string" table:style-name="ce50">
            <text:p>-</text:p>
          </table:table-cell>
          <table:table-cell office:value-type="float" office:value="663" table:style-name="ce49">
            <text:p>663</text:p>
          </table:table-cell>
          <table:table-cell office:value-type="string" table:style-name="ce50">
            <text:p>-</text:p>
          </table:table-cell>
          <table:table-cell office:value-type="float" office:value="1259" table:style-name="ce49">
            <text:p>1.259</text:p>
          </table:table-cell>
          <table:table-cell office:value-type="string" table:style-name="ce50">
            <text:p>-</text:p>
          </table:table-cell>
          <table:table-cell office:value-type="float" office:value="1448" table:style-name="ce49">
            <text:p>1.448</text:p>
          </table:table-cell>
          <table:table-cell office:value-type="string" table:style-name="ce50">
            <text:p>-</text:p>
          </table:table-cell>
          <table:table-cell office:value-type="float" office:value="1222" table:style-name="ce49">
            <text:p>1.222</text:p>
          </table:table-cell>
          <table:table-cell office:value-type="string" table:style-name="ce50">
            <text:p>-</text:p>
          </table:table-cell>
          <table:table-cell office:value-type="float" office:value="155" table:style-name="ce49">
            <text:p>155</text:p>
          </table:table-cell>
          <table:table-cell office:value-type="string" table:style-name="ce50">
            <text:p>-</text:p>
          </table:table-cell>
          <table:table-cell office:value-type="float" office:value="5016" table:style-name="ce49">
            <text:p>5.016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0" table:style-name="ce29"/>
          <table:table-cell table:number-columns-repeated="16343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04413" table:style-name="ce53">
            <text:p>2.904.413</text:p>
          </table:table-cell>
          <table:table-cell office:value-type="percentage" office:value="1" table:style-name="ce54">
            <text:p>100,0%</text:p>
          </table:table-cell>
          <table:table-cell office:value-type="float" office:value="3918418" table:style-name="ce53">
            <text:p>3.918.418</text:p>
          </table:table-cell>
          <table:table-cell office:value-type="percentage" office:value="0.98948825076482716" table:style-name="ce54">
            <text:p>98,9%</text:p>
          </table:table-cell>
          <table:table-cell office:value-type="float" office:value="5212612" table:style-name="ce53">
            <text:p>5.212.612</text:p>
          </table:table-cell>
          <table:table-cell office:value-type="percentage" office:value="0.97669583543970329" table:style-name="ce54">
            <text:p>97,7%</text:p>
          </table:table-cell>
          <table:table-cell office:value-type="float" office:value="6613679" table:style-name="ce53">
            <text:p>6.613.679</text:p>
          </table:table-cell>
          <table:table-cell office:value-type="percentage" office:value="0.94033716149986935" table:style-name="ce54">
            <text:p>94,0%</text:p>
          </table:table-cell>
          <table:table-cell office:value-type="float" office:value="6866267" table:style-name="ce53">
            <text:p>6.866.267</text:p>
          </table:table-cell>
          <table:table-cell office:value-type="percentage" office:value="0.87005775788017259" table:style-name="ce54">
            <text:p>87,0%</text:p>
          </table:table-cell>
          <table:table-cell office:value-type="float" office:value="4747612" table:style-name="ce53">
            <text:p>4.747.612</text:p>
          </table:table-cell>
          <table:table-cell office:value-type="percentage" office:value="0.76200720884347284" table:style-name="ce54">
            <text:p>76,2%</text:p>
          </table:table-cell>
          <table:table-cell office:value-type="float" office:value="3818652" table:style-name="ce53">
            <text:p>3.818.652</text:p>
          </table:table-cell>
          <table:table-cell office:value-type="percentage" office:value="0.77228109629821384" table:style-name="ce54">
            <text:p>77,2%</text:p>
          </table:table-cell>
          <table:table-cell office:value-type="float" office:value="3200831" table:style-name="ce53">
            <text:p>3.200.831</text:p>
          </table:table-cell>
          <table:table-cell office:value-type="percentage" office:value="0.82311377159276933" table:style-name="ce54">
            <text:p>82,3%</text:p>
          </table:table-cell>
          <table:table-cell office:value-type="float" office:value="37282484" table:style-name="ce53">
            <text:p>37.282.484</text:p>
          </table:table-cell>
          <table:table-cell office:value-type="float" office:value="42119827" table:style-name="ce53">
            <text:p>42.119.827</text:p>
          </table:table-cell>
          <table:table-cell office:value-type="percentage" office:value="0.88515282838175002" table:style-name="ce54">
            <text:p>88,5%</text:p>
          </table:table-cell>
          <table:table-cell office:value-type="percentage" office:value="0.78570831110416595" table:style-name="ce54">
            <text:p>78,6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5"/>
          <table:table-cell table:style-name="ce29"/>
          <table:table-cell table:style-name="ce55"/>
          <table:table-cell table:style-name="ce51"/>
          <table:table-cell table:style-name="ce55"/>
          <table:table-cell table:style-name="ce29"/>
          <table:table-cell table:style-name="ce55"/>
          <table:table-cell table:number-columns-repeated="2" table:style-name="ce29"/>
          <table:table-cell table:style-name="ce55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Carballeira Domínguez. Leticia</dc:creator>
    <meta:creation-date>2021-10-19T15:41:35Z</meta:creation-date>
    <dc:date>2021-10-28T14:52:25Z</dc:date>
  </office:meta>
</office:document-meta>
</file>